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1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57.9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Unique Number</text:p>
          </table:table-cell>
          <table:table-cell table:style-name="ce1" office:value-type="string" calcext:value-type="string">
            <text:p>Frequency</text:p>
          </table:table-cell>
          <table:table-cell table:style-name="ce4" office:value-type="string" calcext:value-type="string">
            <text:p>Array of Dates</text:p>
          </table:table-cell>
        </table:table-row>
        <table:table-row table:style-name="ro1">
          <table:table-cell table:style-name="ce2" office:value-type="string" calcext:value-type="string">
            <text:p>@12345678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['2009/1/17', '2009/11/3', '2009/12/22', '2010/1/28', '2010/4/10', '2010/6/12', '2010/9/25', '2011/1/29', '2011/3/29', '2011/5/10', '2011/9/24', '2011/11/8', '2011/12/10', '2012/3/22', '2012/8/4', '2012/11/15', '2013/3/28', '2013/6/20', '2014/2/11', '2014/7/24', '2014/8/21', '2015/3/31', '2015/5/7', '2015/6/27', '2015/11/26', '2016/1/30', '2016/2/25', '2016/4/30', '2016/6/23', '2016/7/26', '2016/8/6', '2016/8/9', '2016/8/27', '2016/10/8', '2016/11/5', '2017/4/20', '2017/10/26', '2018/1/25', '2018/4/24', '2018/6/21', '2018/8/14', '2018/11/22', '2019/5/9', '2019/6/25', '2020/9/5', '2020/9/12', '2021/4/20', '2021/11/30', '2022/2/8', '2022/3/24']</text:p>
          </table:table-cell>
        </table:table-row>
        <table:table-row table:style-name="ro1">
          <table:table-cell table:style-name="ce2" office:value-type="string" calcext:value-type="string">
            <text:p>@1234678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['2009/7/2', '2009/7/30', '2009/12/28', '2010/3/4', '2010/8/28', '2010/11/18', '2011/7/23', '2011/8/18', '2011/10/29', '2011/12/3', '2012/1/10', '2013/6/4', '2013/9/24', '2013/10/31', '2013/12/5', '2014/2/15', '2014/3/27', '2015/3/3', '2015/7/14', '2015/7/28', '2016/3/31', '2016/4/14', '2016/5/31', '2016/10/15', '2016/10/18', '2016/12/22', '2017/2/18', '2017/9/21', '2017/11/18', '2018/7/3', '2018/9/15', '2018/10/2', '2019/10/29', '2020/1/11', '2021/8/24', '2022/10/1', '2022/10/31']</text:p>
          </table:table-cell>
        </table:table-row>
        <table:table-row table:style-name="ro1">
          <table:table-cell table:style-name="ce2" office:value-type="string" calcext:value-type="string">
            <text:p>@12345678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['2009/4/16', '2009/6/13', '2009/7/14', '2009/10/1', '2009/11/10', '2010/4/29', '2011/4/26', '2011/4/30', '2012/2/18', '2012/3/6', '2012/3/20', '2012/6/5', '2012/10/2', '2012/12/13', '2013/3/26', '2013/7/18', '2013/10/29', '2014/2/18', '2014/9/11', '2016/3/15', '2018/3/13', '2018/4/21', '2020/7/2', '2020/7/7', '2021/6/26', '2022/3/10', '2022/10/29']</text:p>
          </table:table-cell>
        </table:table-row>
        <table:table-row table:style-name="ro1">
          <table:table-cell table:style-name="ce2" office:value-type="string" calcext:value-type="string">
            <text:p>@01234578</text:p>
          </table:table-cell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['2009/8/17', '2009/9/22', '2011/3/19', '2011/5/26', '2011/7/16', '2011/9/17', '2011/12/29', '2012/4/12', '2012/8/28', '2013/9/5', '2013/10/10', '2014/3/8', '2014/12/6', '2015/1/17', '2018/2/15', '2018/4/7', '2018/7/26', '2018/9/4', '2019/12/10', '2019/12/19', '2020/7/14', '2020/8/25', '2020/11/17', '2021/5/3', '2022/5/26', '2022/7/9']</text:p>
          </table:table-cell>
        </table:table-row>
        <table:table-row table:style-name="ro1">
          <table:table-cell table:style-name="ce2" office:value-type="string" calcext:value-type="string">
            <text:p>@1345678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['2009/7/25', '2009/9/8', '2010/6/1', '2011/10/6', '2011/12/24', '2012/1/3', '2012/5/17', '2013/5/4', '2013/7/25', '2013/8/3', '2013/9/12', '2013/12/23', '2014/6/14', '2015/2/21', '2015/2/26', '2015/7/23', '2015/12/17', '2017/5/27', '2017/7/6', '2018/2/6', '2019/1/15', '2020/3/14', '2021/1/9', '2021/7/17', '2022/7/26']</text:p>
          </table:table-cell>
        </table:table-row>
        <table:table-row table:style-name="ro1">
          <table:table-cell table:style-name="ce2" office:value-type="string" calcext:value-type="string">
            <text:p>@2345678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['2009/11/28', '2010/11/20', '2011/2/5', '2011/2/22', '2011/8/23', '2011/9/22', '2012/8/21', '2013/5/21', '2013/5/25', '2013/9/26', '2013/11/21', '2015/2/12', '2016/7/16', '2017/4/27', '2017/6/20', '2018/4/10', '2018/9/6', '2020/1/30', '2020/10/17', '2020/11/21', '2021/1/19', '2021/1/30', '2021/12/4', '2022/2/26', '2022/8/11']</text:p>
          </table:table-cell>
        </table:table-row>
        <table:table-row table:style-name="ro1">
          <table:table-cell table:style-name="ce2" office:value-type="string" calcext:value-type="string">
            <text:p>@1234568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['2009/2/12', '2009/7/18', '2010/10/21', '2011/11/15', '2013/2/9', '2013/4/4', '2014/10/11', '2015/12/9', '2016/5/26', '2016/6/14', '2016/7/9', '2017/2/4', '2018/1/8', '2018/6/9', '2019/3/19', '2019/6/11', '2019/7/11', '2019/12/28', '2020/2/8', '2021/11/4', '2022/3/17', '2022/4/5', '2022/5/31', '2022/7/2']</text:p>
          </table:table-cell>
        </table:table-row>
        <table:table-row table:style-name="ro1">
          <table:table-cell table:style-name="ce2" office:value-type="string" calcext:value-type="string">
            <text:p>@1234578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['2009/2/5', '2010/7/24', '2010/10/12', '2010/11/27', '2012/1/14', '2012/2/16', '2012/3/31', '2012/6/9', '2013/4/2', '2013/9/7', '2014/7/5', '2015/6/4', '2015/8/11', '2016/10/31', '2017/2/9', '2017/4/24', '2017/7/18', '2017/8/29', '2019/8/29', '2020/8/22', '2021/8/5', '2022/1/11', '2022/5/10']</text:p>
          </table:table-cell>
        </table:table-row>
        <table:table-row table:style-name="ro1">
          <table:table-cell table:style-name="ce2" office:value-type="string" calcext:value-type="string">
            <text:p>@2345678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['2009/10/22', '2010/6/8', '2011/9/20', '2011/11/12', '2012/6/21', '2014/5/22', '2014/6/3', '2014/7/29', '2014/8/2', '2014/9/30', '2014/10/30', '2016/4/7', '2016/11/24', '2017/3/2', '2017/3/23', '2017/12/19', '2019/9/28', '2021/8/14', '2021/11/11', '2022/1/8', '2022/3/29', '2022/5/17']</text:p>
          </table:table-cell>
        </table:table-row>
        <table:table-row table:style-name="ro1">
          <table:table-cell table:style-name="ce2" office:value-type="string" calcext:value-type="string">
            <text:p>@1235678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['2009/5/30', '2009/6/20', '2011/7/28', '2012/7/17', '2012/11/27', '2012/12/24', '2014/9/6', '2014/10/7', '2015/3/7', '2015/5/21', '2016/1/21', '2016/7/14', '2017/6/1', '2019/4/9', '2019/5/16', '2019/11/14', '2020/8/18', '2020/10/1', '2021/2/20', '2022/2/3', '2022/4/23', '2022/7/12']</text:p>
          </table:table-cell>
        </table:table-row>
        <table:table-row table:style-name="ro1">
          <table:table-cell table:style-name="ce2" office:value-type="string" calcext:value-type="string">
            <text:p>@1245678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['2009/6/30', '2010/3/16', '2010/12/16', '2011/5/17', '2011/6/4', '2011/6/18', '2011/6/21', '2012/2/14', '2012/5/2', '2012/10/4', '2013/3/2', '2013/3/21', '2013/6/29', '2015/4/21', '2015/6/11', '2016/3/24', '2016/6/16', '2017/4/13', '2017/4/18', '2019/4/29', '2019/11/19', '2020/6/1']</text:p>
          </table:table-cell>
        </table:table-row>
        <table:table-row table:style-name="ro1">
          <table:table-cell table:style-name="ce2" office:value-type="string" calcext:value-type="string">
            <text:p>@12345689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['2010/2/4', '2010/5/11', '2010/8/26', '2011/4/21', '2011/9/3', '2012/3/17', '2012/4/28', '2012/5/8', '2014/2/27', '2014/4/12', '2014/6/7', '2014/6/17', '2014/10/14', '2014/12/16', '2015/1/24', '2017/4/6', '2018/7/31', '2018/9/1', '2019/1/31', '2021/4/8', '2021/9/14', '2022/5/7']</text:p>
          </table:table-cell>
        </table:table-row>
        <table:table-row table:style-name="ro1">
          <table:table-cell table:style-name="ce2" office:value-type="string" calcext:value-type="string">
            <text:p>@1234567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['2009/11/19', '2010/11/9', '2011/6/25', '2012/7/7', '2013/1/10', '2013/10/3', '2013/10/24', '2014/8/14', '2015/10/17', '2016/12/6', '2017/12/30', '2018/3/6', '2018/9/27', '2019/5/18', '2019/9/5', '2021/3/23', '2021/7/8', '2021/12/16', '2022/6/4', '2022/7/7', '2022/8/30']</text:p>
          </table:table-cell>
        </table:table-row>
        <table:table-row table:style-name="ro1">
          <table:table-cell table:style-name="ce2" office:value-type="string" calcext:value-type="string">
            <text:p>@12346789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['2009/5/14', '2009/6/16', '2009/9/17', '2011/4/16', '2011/10/20', '2012/12/10', '2014/11/8', '2016/8/16', '2018/3/3', '2018/7/5', '2018/8/28', '2018/12/24', '2020/5/21', '2020/6/11', '2020/10/15', '2021/3/6', '2022/4/19', '2022/4/21', '2022/7/16', '2022/10/15']</text:p>
          </table:table-cell>
        </table:table-row>
        <table:table-row table:style-name="ro1">
          <table:table-cell table:style-name="ce2" office:value-type="string" calcext:value-type="string">
            <text:p>@12345679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['2009/8/29', '2010/5/13', '2010/12/7', '2011/8/2', '2011/11/29', '2012/11/29', '2013/11/14', '2014/10/23', '2014/11/11', '2016/5/19', '2017/4/4', '2017/12/2', '2018/1/16', '2018/3/15', '2018/9/13', '2019/8/13', '2020/10/10', '2020/10/27', '2020/12/17', '2021/7/31']</text:p>
          </table:table-cell>
        </table:table-row>
        <table:table-row table:style-name="ro1">
          <table:table-cell table:style-name="ce2" office:value-type="string" calcext:value-type="string">
            <text:p>@012345678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['2009/1/10', '2009/11/14', '2010/10/5', '2011/8/9', '2012/6/4', '2012/10/6', '2014/5/3', '2014/11/27', '2015/2/7', '2016/8/25', '2016/11/8', '2016/12/13', '2016/12/27', '2017/5/23', '2018/7/10', '2019/7/18', '2020/12/29', '2021/10/5', '2022/3/12', '2022/9/22']</text:p>
          </table:table-cell>
        </table:table-row>
        <table:table-row table:style-name="ro1">
          <table:table-cell table:style-name="ce2" office:value-type="string" calcext:value-type="string">
            <text:p>@12356789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['2009/2/7', '2010/12/11', '2011/11/26', '2012/7/10', '2013/9/21', '2013/9/28', '2014/12/2', '2016/7/28', '2016/11/3', '2018/6/26', '2018/6/28', '2019/9/3', '2019/11/16', '2021/1/16', '2021/1/23', '2022/2/24', '2022/6/28', '2022/7/14']</text:p>
          </table:table-cell>
        </table:table-row>
        <table:table-row table:style-name="ro1">
          <table:table-cell table:style-name="ce2" office:value-type="string" calcext:value-type="string">
            <text:p>@01234678</text:p>
          </table:table-cell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['2009/8/20', '2010/1/2', '2010/11/16', '2012/2/4', '2013/2/12', '2013/5/11', '2013/10/15', '2013/12/3', '2014/2/20', '2014/6/26', '2015/9/5', '2016/1/7', '2016/7/23', '2020/5/26', '2021/8/17', '2021/9/16', '2022/3/19', '2022/5/3']</text:p>
          </table:table-cell>
        </table:table-row>
        <table:table-row table:style-name="ro1">
          <table:table-cell table:style-name="ce2" office:value-type="string" calcext:value-type="string">
            <text:p>@1245678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['2009/8/8', '2010/7/3', '2011/3/3', '2012/4/24', '2013/12/7', '2014/2/8', '2016/2/9', '2016/3/19', '2016/4/2', '2017/1/14', '2017/3/4', '2018/9/20', '2019/5/4', '2020/2/11', '2020/8/1', '2021/2/2']</text:p>
          </table:table-cell>
        </table:table-row>
        <table:table-row table:style-name="ro1">
          <table:table-cell table:style-name="ce2" office:value-type="string" calcext:value-type="string">
            <text:p>@13456789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['2009/10/31', '2010/2/18', '2011/1/13', '2012/4/3', '2013/1/5', '2013/2/21', '2014/9/4', '2015/11/14', '2018/9/11', '2019/6/4', '2019/10/1', '2020/2/13', '2020/6/16', '2020/9/22', '2022/1/15', '2022/2/19']</text:p>
          </table:table-cell>
        </table:table-row>
        <table:table-row table:style-name="ro1">
          <table:table-cell table:style-name="ce2" office:value-type="string" calcext:value-type="string">
            <text:p>@012356789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['2009/9/24', '2009/10/3', '2012/2/7', '2014/1/11', '2014/6/12', '2014/8/9', '2015/3/24', '2015/12/22', '2016/2/18', '2016/7/21', '2018/10/4', '2020/1/23', '2020/1/28', '2020/9/29', '2021/9/2', '2022/9/8']</text:p>
          </table:table-cell>
        </table:table-row>
        <table:table-row table:style-name="ro1">
          <table:table-cell table:style-name="ce2" office:value-type="string" calcext:value-type="string">
            <text:p>@02345678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['2009/2/14', '2010/8/12', '2011/2/15', '2012/2/2', '2013/5/28', '2013/10/26', '2014/4/29', '2014/8/30', '2015/4/9', '2015/8/18', '2016/1/26', '2016/6/11', '2017/8/22', '2019/2/2', '2019/6/27', '2022/8/4']</text:p>
          </table:table-cell>
        </table:table-row>
        <table:table-row table:style-name="ro1">
          <table:table-cell table:style-name="ce2" office:value-type="string" calcext:value-type="string">
            <text:p>@013456789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['2010/8/21', '2011/7/19', '2012/2/25', '2012/4/5', '2013/12/24', '2014/5/10', '2015/4/14', '2017/1/26', '2017/6/29', '2018/10/9', '2019/2/21', '2019/12/23', '2020/3/5', '2021/9/11', '2022/2/5', '2022/3/1']</text:p>
          </table:table-cell>
        </table:table-row>
        <table:table-row table:style-name="ro1">
          <table:table-cell table:style-name="ce2" office:value-type="string" calcext:value-type="string">
            <text:p>@01234567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['2009/1/27', '2012/10/30', '2014/8/19', '2015/5/9', '2015/6/6', '2016/1/9', '2016/8/4', '2017/1/12', '2017/11/21', '2018/11/13', '2019/1/3', '2019/4/13', '2020/6/4', '2021/8/26']</text:p>
          </table:table-cell>
        </table:table-row>
        <table:table-row table:style-name="ro1">
          <table:table-cell table:style-name="ce2" office:value-type="string" calcext:value-type="string">
            <text:p>@1234679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['2009/3/24', '2011/4/19', '2013/4/13', '2013/5/16', '2013/5/30', '2013/6/11', '2014/9/18', '2014/12/20', '2015/11/5', '2016/2/4', '2018/12/29', '2020/2/4', '2020/9/19', '2021/5/20']</text:p>
          </table:table-cell>
        </table:table-row>
        <table:table-row table:style-name="ro1">
          <table:table-cell table:style-name="ce2" office:value-type="string" calcext:value-type="string">
            <text:p>@01234568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['2009/10/13', '2011/4/2', '2015/1/3', '2015/8/1', '2017/7/20', '2019/2/5', '2019/6/29', '2019/12/14', '2020/2/15', '2020/10/31', '2022/4/7', '2022/6/9', '2022/6/16', '2022/10/8']</text:p>
          </table:table-cell>
        </table:table-row>
        <table:table-row table:style-name="ro1">
          <table:table-cell table:style-name="ce2" office:value-type="string" calcext:value-type="string">
            <text:p>@012346789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['2010/11/30', '2011/4/14', '2011/8/4', '2013/8/17', '2014/1/4', '2015/7/21', '2016/2/6', '2017/8/19', '2017/10/3', '2018/12/11', '2019/9/17', '2020/8/6', '2021/2/27', '2021/12/21']</text:p>
          </table:table-cell>
        </table:table-row>
        <table:table-row table:style-name="ro1">
          <table:table-cell table:style-name="ce2" office:value-type="string" calcext:value-type="string">
            <text:p>@02345678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['2010/9/23', '2010/12/18', '2011/11/5', '2012/1/12', '2012/11/13', '2013/12/28', '2015/3/5', '2015/4/11', '2017/5/2', '2018/10/30', '2018/11/3', '2019/11/5', '2021/7/20']</text:p>
          </table:table-cell>
        </table:table-row>
        <table:table-row table:style-name="ro1">
          <table:table-cell table:style-name="ce2" office:value-type="string" calcext:value-type="string">
            <text:p>@123568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['2009/5/19', '2009/12/17', '2010/1/21', '2010/1/26', '2011/12/20', '2013/1/19', '2015/7/30', '2017/7/22', '2018/8/7', '2019/3/5', '2020/8/8', '2021/3/18', '2021/11/6']</text:p>
          </table:table-cell>
        </table:table-row>
        <table:table-row table:style-name="ro1">
          <table:table-cell table:style-name="ce2" office:value-type="string" calcext:value-type="string">
            <text:p>@01245678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['2009/1/3', '2009/1/22', '2010/9/28', '2011/9/8', '2014/2/25', '2015/3/28', '2015/12/12', '2017/7/27', '2018/4/19', '2018/6/19', '2019/8/10', '2020/5/14', '2020/12/10']</text:p>
          </table:table-cell>
        </table:table-row>
        <table:table-row table:style-name="ro1">
          <table:table-cell table:style-name="ce2" office:value-type="string" calcext:value-type="string">
            <text:p>@01235678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['2009/2/17', '2010/3/6', '2011/12/13', '2012/1/26', '2012/6/7', '2013/11/12', '2017/9/12', '2017/10/17', '2018/5/15', '2018/10/16', '2018/10/18', '2021/3/25', '2021/6/29']</text:p>
          </table:table-cell>
        </table:table-row>
        <table:table-row table:style-name="ro1">
          <table:table-cell table:style-name="ce2" office:value-type="string" calcext:value-type="string">
            <text:p>@0124578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['2009/11/5', '2011/2/17', '2011/6/23', '2012/1/28', '2014/1/9', '2014/3/13', '2014/7/12', '2016/2/23', '2019/3/30', '2020/9/1', '2021/3/9', '2021/3/30', '2021/7/24']</text:p>
          </table:table-cell>
        </table:table-row>
        <table:table-row table:style-name="ro1">
          <table:table-cell table:style-name="ce2" office:value-type="string" calcext:value-type="string">
            <text:p>@0123568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09/8/13', '2009/11/17', '2009/12/1', '2011/5/12', '2011/7/14', '2013/4/16', '2013/8/22', '2015/12/10', '2016/1/28', '2016/5/21', '2017/9/14', '2018/11/27']</text:p>
          </table:table-cell>
        </table:table-row>
        <table:table-row table:style-name="ro1">
          <table:table-cell table:style-name="ce2" office:value-type="string" calcext:value-type="string">
            <text:p>@345678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09/7/16', '2009/10/27', '2012/4/7', '2014/12/24', '2015/12/3', '2017/1/24', '2017/5/20', '2017/9/19', '2017/11/4', '2020/1/2', '2021/9/9', '2022/2/17']</text:p>
          </table:table-cell>
        </table:table-row>
        <table:table-row table:style-name="ro1">
          <table:table-cell table:style-name="ce2" office:value-type="string" calcext:value-type="string">
            <text:p>@134567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09/2/3', '2013/7/4', '2013/7/23', '2013/11/19', '2015/8/22', '2016/1/2', '2017/1/31', '2017/11/30', '2018/7/7', '2021/8/10', '2022/3/31', '2022/10/18']</text:p>
          </table:table-cell>
        </table:table-row>
        <table:table-row table:style-name="ro1">
          <table:table-cell table:style-name="ce2" office:value-type="string" calcext:value-type="string">
            <text:p>@1234578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10/2/11', '2011/7/7', '2011/11/10', '2014/8/28', '2015/1/20', '2015/11/12', '2016/11/19', '2017/5/11', '2018/8/11', '2019/7/20', '2019/7/23', '2019/12/12']</text:p>
          </table:table-cell>
        </table:table-row>
        <table:table-row table:style-name="ro1">
          <table:table-cell table:style-name="ce2" office:value-type="string" calcext:value-type="string">
            <text:p>@124678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13/10/1', '2014/4/8', '2014/4/22', '2015/10/6', '2017/7/13', '2017/11/28', '2019/4/27', '2019/7/30', '2021/4/22', '2021/4/29', '2022/2/12', '2022/6/18']</text:p>
          </table:table-cell>
        </table:table-row>
        <table:table-row table:style-name="ro1">
          <table:table-cell table:style-name="ce2" office:value-type="string" calcext:value-type="string">
            <text:p>@01345678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12/10/13', '2013/1/24', '2013/7/9', '2014/11/29', '2015/2/28', '2015/4/18', '2018/12/1', '2019/2/23', '2021/1/21', '2021/3/20', '2022/1/13', '2022/11/5']</text:p>
          </table:table-cell>
        </table:table-row>
        <table:table-row table:style-name="ro1">
          <table:table-cell table:style-name="ce2" office:value-type="string" calcext:value-type="string">
            <text:p>@123578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['2009/4/28', '2011/9/27', '2012/5/19', '2013/6/27', '2015/4/30', '2015/11/21', '2017/7/4', '2018/1/11', '2018/5/24', '2019/5/2', '2019/10/24', '2022/5/5']</text:p>
          </table:table-cell>
        </table:table-row>
        <table:table-row table:style-name="ro1">
          <table:table-cell table:style-name="ce2" office:value-type="string" calcext:value-type="string">
            <text:p>@0134568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4/11', '2010/7/20', '2011/12/9', '2012/10/11', '2015/6/13', '2016/2/2', '2016/9/1', '2017/9/26', '2018/10/23', '2021/1/26', '2021/3/11']</text:p>
          </table:table-cell>
        </table:table-row>
        <table:table-row table:style-name="ro1">
          <table:table-cell table:style-name="ce2" office:value-type="string" calcext:value-type="string">
            <text:p>@123458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9/1', '2010/5/3', '2012/5/29', '2012/12/4', '2014/4/26', '2016/1/23', '2017/6/8', '2018/1/4', '2021/9/23', '2022/9/1', '2022/10/22']</text:p>
          </table:table-cell>
        </table:table-row>
        <table:table-row table:style-name="ro1">
          <table:table-cell table:style-name="ce2" office:value-type="string" calcext:value-type="string">
            <text:p>@0234578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7/21', '2010/10/26', '2013/1/8', '2013/2/19', '2014/11/3', '2014/11/13', '2015/2/10', '2016/1/12', '2016/4/12', '2019/10/8', '2021/3/13']</text:p>
          </table:table-cell>
        </table:table-row>
        <table:table-row table:style-name="ro1">
          <table:table-cell table:style-name="ce2" office:value-type="string" calcext:value-type="string">
            <text:p>@124568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9/3', '2011/10/8', '2013/4/9', '2013/8/20', '2016/7/30', '2017/11/9', '2017/12/7', '2018/3/10', '2018/11/6', '2020/5/19', '2021/11/25']</text:p>
          </table:table-cell>
        </table:table-row>
        <table:table-row table:style-name="ro1">
          <table:table-cell table:style-name="ce2" office:value-type="string" calcext:value-type="string">
            <text:p>@123478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5/21', '2009/8/18', '2012/8/14', '2012/11/8', '2014/2/22', '2015/12/5', '2017/2/7', '2018/2/3', '2018/7/12', '2022/3/26', '2022/5/14']</text:p>
          </table:table-cell>
        </table:table-row>
        <table:table-row table:style-name="ro1">
          <table:table-cell table:style-name="ce2" office:value-type="string" calcext:value-type="string">
            <text:p>@124567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10/1/30', '2010/7/31', '2010/12/23', '2011/9/29', '2012/9/13', '2017/2/2', '2018/4/26', '2019/6/8', '2019/8/22', '2019/11/30', '2020/12/22']</text:p>
          </table:table-cell>
        </table:table-row>
        <table:table-row table:style-name="ro1">
          <table:table-cell table:style-name="ce2" office:value-type="string" calcext:value-type="string">
            <text:p>@235678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09/1/29', '2009/10/24', '2011/1/8', '2012/1/24', '2012/8/2', '2013/4/30', '2014/5/27', '2014/11/18', '2014/12/4', '2015/6/16', '2022/3/15']</text:p>
          </table:table-cell>
        </table:table-row>
        <table:table-row table:style-name="ro1">
          <table:table-cell table:style-name="ce2" office:value-type="string" calcext:value-type="string">
            <text:p>@124678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['2010/2/13', '2010/9/21', '2010/10/23', '2016/11/26', '2017/6/27', '2017/9/23', '2018/5/10', '2019/6/1', '2020/10/24', '2021/3/27', '2022/7/5']</text:p>
          </table:table-cell>
        </table:table-row>
        <table:table-row table:style-name="ro1">
          <table:table-cell table:style-name="ce2" office:value-type="string" calcext:value-type="string">
            <text:p>@123568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2/10/20', '2013/6/15', '2016/4/16', '2017/3/16', '2018/8/30', '2019/1/17', '2020/1/14', '2020/6/20', '2022/6/6', '2022/8/9']</text:p>
          </table:table-cell>
        </table:table-row>
        <table:table-row table:style-name="ro1">
          <table:table-cell table:style-name="ce2" office:value-type="string" calcext:value-type="string">
            <text:p>@235678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0/5/29', '2011/8/16', '2011/12/17', '2013/4/20', '2015/2/24', '2015/4/27', '2017/3/21', '2018/7/21', '2018/9/8', '2021/3/2']</text:p>
          </table:table-cell>
        </table:table-row>
        <table:table-row table:style-name="ro1">
          <table:table-cell table:style-name="ce2" office:value-type="string" calcext:value-type="string">
            <text:p>@234568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3/1/17', '2013/4/29', '2014/1/25', '2015/2/19', '2016/9/3', '2017/8/26', '2017/9/9', '2018/8/4', '2021/3/16', '2022/8/13']</text:p>
          </table:table-cell>
        </table:table-row>
        <table:table-row table:style-name="ro1">
          <table:table-cell table:style-name="ce2" office:value-type="string" calcext:value-type="string">
            <text:p>@134568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9/5', '2012/12/29', '2013/2/2', '2014/3/11', '2014/7/1', '2016/7/12', '2017/2/14', '2020/11/3', '2021/1/7', '2022/10/11']</text:p>
          </table:table-cell>
        </table:table-row>
        <table:table-row table:style-name="ro1">
          <table:table-cell table:style-name="ce2" office:value-type="string" calcext:value-type="string">
            <text:p>@023456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12/5', '2011/12/15', '2012/8/23', '2014/10/18', '2015/12/19', '2018/7/17', '2020/1/21', '2020/5/30', '2020/6/13', '2022/9/3']</text:p>
          </table:table-cell>
        </table:table-row>
        <table:table-row table:style-name="ro1">
          <table:table-cell table:style-name="ce2" office:value-type="string" calcext:value-type="string">
            <text:p>@12567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1/1/22', '2012/5/3', '2013/9/19', '2014/3/29', '2016/3/17', '2017/10/19', '2019/8/19', '2020/5/23', '2021/10/7', '2021/11/2']</text:p>
          </table:table-cell>
        </table:table-row>
        <table:table-row table:style-name="ro1">
          <table:table-cell table:style-name="ce2" office:value-type="string" calcext:value-type="string">
            <text:p>@0123456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3/19', '2009/3/31', '2010/2/23', '2010/12/4', '2012/5/24', '2013/12/12', '2016/8/20', '2019/7/13', '2020/10/20', '2021/5/15']</text:p>
          </table:table-cell>
        </table:table-row>
        <table:table-row table:style-name="ro1">
          <table:table-cell table:style-name="ce2" office:value-type="string" calcext:value-type="string">
            <text:p>@124567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9/12', '2010/4/3', '2010/12/28', '2011/1/27', '2014/12/30', '2017/2/28', '2018/6/16', '2019/10/10', '2019/12/5', '2022/2/22']</text:p>
          </table:table-cell>
        </table:table-row>
        <table:table-row table:style-name="ro1">
          <table:table-cell table:style-name="ce2" office:value-type="string" calcext:value-type="string">
            <text:p>@012467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4/18', '2009/12/29', '2010/3/20', '2012/11/6', '2014/9/9', '2015/4/7', '2016/11/22', '2018/8/18', '2019/12/7', '2021/6/3']</text:p>
          </table:table-cell>
        </table:table-row>
        <table:table-row table:style-name="ro1">
          <table:table-cell table:style-name="ce2" office:value-type="string" calcext:value-type="string">
            <text:p>@234567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1/5/7', '2012/2/28', '2013/10/22', '2014/12/9', '2018/1/23', '2019/6/20', '2021/9/30', '2021/10/28', '2022/5/24', '2022/6/23']</text:p>
          </table:table-cell>
        </table:table-row>
        <table:table-row table:style-name="ro1">
          <table:table-cell table:style-name="ce2" office:value-type="string" calcext:value-type="string">
            <text:p>@13467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09/2/24', '2012/3/15', '2014/2/1', '2015/8/13', '2018/7/19', '2018/12/4', '2019/7/2', '2020/11/10', '2021/4/13', '2021/5/22']</text:p>
          </table:table-cell>
        </table:table-row>
        <table:table-row table:style-name="ro1">
          <table:table-cell table:style-name="ce2" office:value-type="string" calcext:value-type="string">
            <text:p>@0123567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5/2/14', '2015/9/15', '2017/5/4', '2017/5/30', '2018/8/21', '2019/4/2', '2019/4/23', '2019/8/31', '2019/10/17', '2021/2/16']</text:p>
          </table:table-cell>
        </table:table-row>
        <table:table-row table:style-name="ro1">
          <table:table-cell table:style-name="ce2" office:value-type="string" calcext:value-type="string">
            <text:p>@023567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['2010/4/1', '2010/5/18', '2011/2/24', '2011/3/26', '2012/2/23', '2017/5/6', '2017/5/9', '2019/10/5', '2021/9/18', '2022/9/10']</text:p>
          </table:table-cell>
        </table:table-row>
        <table:table-row table:style-name="ro1">
          <table:table-cell table:style-name="ce2" office:value-type="string" calcext:value-type="string">
            <text:p>@01346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5/7', '2010/12/14', '2012/11/17', '2015/1/5', '2015/11/3', '2016/6/9', '2018/5/17', '2019/4/18', '2020/7/18']</text:p>
          </table:table-cell>
        </table:table-row>
        <table:table-row table:style-name="ro1">
          <table:table-cell table:style-name="ce2" office:value-type="string" calcext:value-type="string">
            <text:p>@012356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1/2/26', '2012/9/18', '2013/1/22', '2014/4/17', '2015/7/4', '2015/10/22', '2015/11/28', '2020/5/12', '2022/3/8']</text:p>
          </table:table-cell>
        </table:table-row>
        <table:table-row table:style-name="ro1">
          <table:table-cell table:style-name="ce2" office:value-type="string" calcext:value-type="string">
            <text:p>@3456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4/7', '2010/7/27', '2012/8/16', '2020/5/5', '2020/7/4', '2020/10/6', '2021/2/13', '2021/12/14', '2022/9/29']</text:p>
          </table:table-cell>
        </table:table-row>
        <table:table-row table:style-name="ro1">
          <table:table-cell table:style-name="ce2" office:value-type="string" calcext:value-type="string">
            <text:p>@014567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1/9/13', '2013/7/30', '2014/8/23', '2015/9/8', '2015/10/29', '2016/6/4', '2017/10/24', '2018/5/19', '2020/12/15']</text:p>
          </table:table-cell>
        </table:table-row>
        <table:table-row table:style-name="ro1">
          <table:table-cell table:style-name="ce2" office:value-type="string" calcext:value-type="string">
            <text:p>@1346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1/10/4', '2014/8/16', '2015/6/25', '2015/9/26', '2015/10/24', '2019/3/16', '2019/8/17', '2020/9/3', '2020/11/19']</text:p>
          </table:table-cell>
        </table:table-row>
        <table:table-row table:style-name="ro1">
          <table:table-cell table:style-name="ce2" office:value-type="string" calcext:value-type="string">
            <text:p>@012345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6/11', '2015/10/10', '2016/12/20', '2017/1/19', '2017/12/18', '2019/8/20', '2020/7/28', '2021/2/4', '2022/2/1']</text:p>
          </table:table-cell>
        </table:table-row>
        <table:table-row table:style-name="ro1">
          <table:table-cell table:style-name="ce2" office:value-type="string" calcext:value-type="string">
            <text:p>@2456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4/30', '2010/4/22', '2013/3/23', '2014/9/23', '2019/1/5', '2020/2/18', '2021/6/12', '2021/9/21', '2022/8/2']</text:p>
          </table:table-cell>
        </table:table-row>
        <table:table-row table:style-name="ro1">
          <table:table-cell table:style-name="ce2" office:value-type="string" calcext:value-type="string">
            <text:p>@1345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6/9', '2009/12/19', '2010/5/20', '2010/9/16', '2010/10/14', '2013/8/19', '2017/12/23', '2021/12/23', '2022/8/16']</text:p>
          </table:table-cell>
        </table:table-row>
        <table:table-row table:style-name="ro1">
          <table:table-cell table:style-name="ce2" office:value-type="string" calcext:value-type="string">
            <text:p>@12346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0/1/7', '2011/10/27', '2012/4/19', '2012/9/25', '2017/8/8', '2020/10/22', '2021/2/25', '2021/5/29', '2021/11/23']</text:p>
          </table:table-cell>
        </table:table-row>
        <table:table-row table:style-name="ro1">
          <table:table-cell table:style-name="ce2" office:value-type="string" calcext:value-type="string">
            <text:p>@01456789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1/5/28', '2014/1/7', '2014/5/20', '2017/1/17', '2017/2/25', '2017/6/13', '2018/2/22', '2018/7/28', '2019/9/24']</text:p>
          </table:table-cell>
        </table:table-row>
        <table:table-row table:style-name="ro1">
          <table:table-cell table:style-name="ce2" office:value-type="string" calcext:value-type="string">
            <text:p>@123457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09/6/18', '2012/8/11', '2012/9/8', '2015/1/15', '2016/2/11', '2016/5/28', '2018/9/18', '2021/3/4', '2022/4/12']</text:p>
          </table:table-cell>
        </table:table-row>
        <table:table-row table:style-name="ro1">
          <table:table-cell table:style-name="ce2" office:value-type="string" calcext:value-type="string">
            <text:p>@0134568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['2012/5/12', '2013/1/2', '2015/10/20', '2016/9/15', '2017/10/5', '2017/11/23', '2017/12/5', '2019/10/3', '2019/10/31']</text:p>
          </table:table-cell>
        </table:table-row>
        <table:table-row table:style-name="ro1">
          <table:table-cell table:style-name="ce2" office:value-type="string" calcext:value-type="string">
            <text:p>@1245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3/18', '2011/1/7', '2014/3/20', '2015/1/22', '2016/5/3', '2017/4/29', '2017/6/22', '2019/6/6']</text:p>
          </table:table-cell>
        </table:table-row>
        <table:table-row table:style-name="ro1">
          <table:table-cell table:style-name="ce2" office:value-type="string" calcext:value-type="string">
            <text:p>@12346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1/2', '2010/6/5', '2014/6/19', '2014/8/12', '2016/12/24', '2017/7/11', '2018/5/29', '2021/5/27']</text:p>
          </table:table-cell>
        </table:table-row>
        <table:table-row table:style-name="ro1">
          <table:table-cell table:style-name="ce2" office:value-type="string" calcext:value-type="string">
            <text:p>@023456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1/4/28', '2014/10/2', '2016/6/28', '2016/7/2', '2017/12/12', '2018/1/18', '2020/2/6', '2022/6/25']</text:p>
          </table:table-cell>
        </table:table-row>
        <table:table-row table:style-name="ro1">
          <table:table-cell table:style-name="ce2" office:value-type="string" calcext:value-type="string">
            <text:p>@12457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8/4', '2011/3/10', '2013/8/1', '2015/9/29', '2018/4/28', '2019/3/26', '2022/8/18', '2022/8/23']</text:p>
          </table:table-cell>
        </table:table-row>
        <table:table-row table:style-name="ro1">
          <table:table-cell table:style-name="ce2" office:value-type="string" calcext:value-type="string">
            <text:p>@01345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6/22', '2010/10/19', '2011/8/25', '2011/8/27', '2015/2/5', '2016/4/26', '2017/3/9', '2021/12/9']</text:p>
          </table:table-cell>
        </table:table-row>
        <table:table-row table:style-name="ro1">
          <table:table-cell table:style-name="ce2" office:value-type="string" calcext:value-type="string">
            <text:p>@23467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3/3/7', '2013/8/27', '2015/6/3', '2016/5/7', '2017/6/15', '2017/7/15', '2019/3/14', '2021/6/10']</text:p>
          </table:table-cell>
        </table:table-row>
        <table:table-row table:style-name="ro1">
          <table:table-cell table:style-name="ce2" office:value-type="string" calcext:value-type="string">
            <text:p>@0123456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1/9', '2010/12/9', '2011/9/15', '2017/10/31', '2018/2/1', '2019/9/10', '2021/1/28', '2021/5/13']</text:p>
          </table:table-cell>
        </table:table-row>
        <table:table-row table:style-name="ro1">
          <table:table-cell table:style-name="ce2" office:value-type="string" calcext:value-type="string">
            <text:p>@01234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1/23', '2012/6/30', '2013/1/26', '2013/7/27', '2015/1/10', '2018/10/20', '2019/9/26', '2021/10/30']</text:p>
          </table:table-cell>
        </table:table-row>
        <table:table-row table:style-name="ro1">
          <table:table-cell table:style-name="ce2" office:value-type="string" calcext:value-type="string">
            <text:p>@13456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12/15', '2012/5/22', '2014/5/13', '2014/10/21', '2015/4/4', '2016/1/19', '2016/9/27', '2017/11/2']</text:p>
          </table:table-cell>
        </table:table-row>
        <table:table-row table:style-name="ro1">
          <table:table-cell table:style-name="ce2" office:value-type="string" calcext:value-type="string">
            <text:p>@012346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4/2', '2011/10/11', '2013/1/12', '2013/7/2', '2013/10/8', '2019/1/24', '2019/3/23', '2019/8/8']</text:p>
          </table:table-cell>
        </table:table-row>
        <table:table-row table:style-name="ro1">
          <table:table-cell table:style-name="ce2" office:value-type="string" calcext:value-type="string">
            <text:p>@12456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4/27', '2010/6/24', '2012/9/22', '2016/3/3', '2018/8/25', '2018/9/22', '2020/3/12', '2020/7/30']</text:p>
          </table:table-cell>
        </table:table-row>
        <table:table-row table:style-name="ro1">
          <table:table-cell table:style-name="ce2" office:value-type="string" calcext:value-type="string">
            <text:p>@1235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10/15', '2010/5/22', '2011/10/13', '2015/7/7', '2016/3/8', '2016/11/15', '2019/5/23', '2022/8/20']</text:p>
          </table:table-cell>
        </table:table-row>
        <table:table-row table:style-name="ro1">
          <table:table-cell table:style-name="ce2" office:value-type="string" calcext:value-type="string">
            <text:p>@02456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9/14', '2011/5/24', '2015/1/29', '2018/5/12', '2019/5/11', '2019/12/24', '2021/10/26', '2022/5/28']</text:p>
          </table:table-cell>
        </table:table-row>
        <table:table-row table:style-name="ro1">
          <table:table-cell table:style-name="ce2" office:value-type="string" calcext:value-type="string">
            <text:p>@01234567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8/31', '2012/1/19', '2015/2/3', '2017/8/3', '2018/8/9', '2020/3/17', '2020/7/23', '2021/7/6']</text:p>
          </table:table-cell>
        </table:table-row>
        <table:table-row table:style-name="ro1">
          <table:table-cell table:style-name="ce2" office:value-type="string" calcext:value-type="string">
            <text:p>@01245678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5/8', '2010/8/17', '2010/10/7', '2014/10/9', '2017/9/7', '2018/9/25', '2019/2/16', '2021/12/2']</text:p>
          </table:table-cell>
        </table:table-row>
        <table:table-row table:style-name="ro1">
          <table:table-cell table:style-name="ce2" office:value-type="string" calcext:value-type="string">
            <text:p>@13457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10/11/6', '2011/7/21', '2012/5/5', '2012/10/27', '2016/12/17', '2017/1/28', '2021/5/25', '2021/8/7']</text:p>
          </table:table-cell>
        </table:table-row>
        <table:table-row table:style-name="ro1">
          <table:table-cell table:style-name="ce2" office:value-type="string" calcext:value-type="string">
            <text:p>@0234567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['2009/3/5', '2011/2/3', '2011/12/22', '2013/4/18', '2016/6/7', '2016/10/20', '2017/3/28', '2020/12/5']</text:p>
          </table:table-cell>
        </table:table-row>
        <table:table-row table:style-name="ro1">
          <table:table-cell table:style-name="ce2" office:value-type="string" calcext:value-type="string">
            <text:p>@0124567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9/29', '2012/1/5', '2012/3/29', '2012/8/30', '2017/6/6', '2018/4/30', '2019/11/28']</text:p>
          </table:table-cell>
        </table:table-row>
        <table:table-row table:style-name="ro1">
          <table:table-cell table:style-name="ce2" office:value-type="string" calcext:value-type="string">
            <text:p>@12345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5/4', '2010/12/30', '2011/6/11', '2012/4/10', '2016/4/9', '2018/6/30', '2022/9/6']</text:p>
          </table:table-cell>
        </table:table-row>
        <table:table-row table:style-name="ro1">
          <table:table-cell table:style-name="ce2" office:value-type="string" calcext:value-type="string">
            <text:p>@14567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2/10/18', '2016/1/14', '2016/5/24', '2016/10/22', '2020/1/9', '2021/8/3', '2021/12/11']</text:p>
          </table:table-cell>
        </table:table-row>
        <table:table-row table:style-name="ro1">
          <table:table-cell table:style-name="ce2" office:value-type="string" calcext:value-type="string">
            <text:p>@23567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4/9', '2009/12/24', '2010/1/12', '2011/11/24', '2015/5/16', '2015/8/6', '2020/11/26']</text:p>
          </table:table-cell>
        </table:table-row>
        <table:table-row table:style-name="ro1">
          <table:table-cell table:style-name="ce2" office:value-type="string" calcext:value-type="string">
            <text:p>@014567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3/14', '2009/12/12', '2014/3/4', '2014/5/31', '2015/8/17', '2017/3/30', '2017/11/14']</text:p>
          </table:table-cell>
        </table:table-row>
        <table:table-row table:style-name="ro1">
          <table:table-cell table:style-name="ce2" office:value-type="string" calcext:value-type="string">
            <text:p>@23457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1/1/20', '2011/2/19', '2014/5/29', '2018/4/12', '2019/1/8', '2021/7/15', '2022/4/30']</text:p>
          </table:table-cell>
        </table:table-row>
        <table:table-row table:style-name="ro1">
          <table:table-cell table:style-name="ce2" office:value-type="string" calcext:value-type="string">
            <text:p>@234567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5/27', '2011/6/28', '2013/1/31', '2013/7/13', '2016/11/29', '2018/12/15', '2022/9/15']</text:p>
          </table:table-cell>
        </table:table-row>
        <table:table-row table:style-name="ro1">
          <table:table-cell table:style-name="ce2" office:value-type="string" calcext:value-type="string">
            <text:p>@12345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5/6', '2011/1/25', '2011/4/7', '2014/9/16', '2016/6/18', '2016/9/24', '2020/8/29']</text:p>
          </table:table-cell>
        </table:table-row>
        <table:table-row table:style-name="ro1">
          <table:table-cell table:style-name="ce2" office:value-type="string" calcext:value-type="string">
            <text:p>@0123456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7/8', '2011/9/6', '2013/8/6', '2013/10/19', '2016/4/21', '2021/6/15', '2022/1/25']</text:p>
          </table:table-cell>
        </table:table-row>
        <table:table-row table:style-name="ro1">
          <table:table-cell table:style-name="ce2" office:value-type="string" calcext:value-type="string">
            <text:p>@0125678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1/5/31', '2013/11/2', '2013/12/10', '2015/12/29', '2015/12/31', '2017/12/21', '2019/1/29']</text:p>
          </table:table-cell>
        </table:table-row>
        <table:table-row table:style-name="ro1">
          <table:table-cell table:style-name="ce2" office:value-type="string" calcext:value-type="string">
            <text:p>@0234678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9/26', '2012/4/17', '2012/6/12', '2016/2/13', '2019/4/4', '2019/9/7', '2022/3/22']</text:p>
          </table:table-cell>
        </table:table-row>
        <table:table-row table:style-name="ro1">
          <table:table-cell table:style-name="ce2" office:value-type="string" calcext:value-type="string">
            <text:p>@123456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2/3/1', '2012/9/6', '2013/3/5', '2013/5/23', '2015/6/30', '2020/3/3', '2022/9/24']</text:p>
          </table:table-cell>
        </table:table-row>
        <table:table-row table:style-name="ro1">
          <table:table-cell table:style-name="ce2" office:value-type="string" calcext:value-type="string">
            <text:p>@12358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4/2/4', '2014/11/4', '2014/12/27', '2020/3/21', '2021/12/7', '2022/2/10', '2022/6/11']</text:p>
          </table:table-cell>
        </table:table-row>
        <table:table-row table:style-name="ro1">
          <table:table-cell table:style-name="ce2" office:value-type="string" calcext:value-type="string">
            <text:p>@0134567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2/27', '2012/11/10', '2013/8/10', '2019/9/21', '2021/8/31', '2021/11/9', '2021/11/13']</text:p>
          </table:table-cell>
        </table:table-row>
        <table:table-row table:style-name="ro1">
          <table:table-cell table:style-name="ce2" office:value-type="string" calcext:value-type="string">
            <text:p>@12346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1/24', '2010/1/16', '2012/1/31', '2012/11/24', '2021/7/27', '2021/10/19', '2022/8/25']</text:p>
          </table:table-cell>
        </table:table-row>
        <table:table-row table:style-name="ro1">
          <table:table-cell table:style-name="ce2" office:value-type="string" calcext:value-type="string">
            <text:p>@12458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1/7/9', '2013/6/22', '2014/9/27', '2014/12/18', '2016/2/27', '2017/1/10', '2020/8/4']</text:p>
          </table:table-cell>
        </table:table-row>
        <table:table-row table:style-name="ro1">
          <table:table-cell table:style-name="ce2" office:value-type="string" calcext:value-type="string">
            <text:p>@23456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09/8/25', '2011/3/12', '2011/4/23', '2012/4/14', '2013/6/18', '2014/11/20', '2022/4/2']</text:p>
          </table:table-cell>
        </table:table-row>
        <table:table-row table:style-name="ro1">
          <table:table-cell table:style-name="ce2" office:value-type="string" calcext:value-type="string">
            <text:p>@045678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2/10/23', '2014/3/1', '2014/4/3', '2014/5/8', '2016/10/4', '2020/10/13', '2021/7/13']</text:p>
          </table:table-cell>
        </table:table-row>
        <table:table-row table:style-name="ro1">
          <table:table-cell table:style-name="ce2" office:value-type="string" calcext:value-type="string">
            <text:p>@0124567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2/3/27', '2016/9/8', '2017/9/2', '2018/1/13', '2018/6/23', '2019/7/9', '2022/4/28']</text:p>
          </table:table-cell>
        </table:table-row>
        <table:table-row table:style-name="ro1">
          <table:table-cell table:style-name="ce2" office:value-type="string" calcext:value-type="string">
            <text:p>@0134578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5/9/1', '2015/9/10', '2015/10/27', '2017/6/17', '2018/9/29', '2020/3/10', '2020/6/9']</text:p>
          </table:table-cell>
        </table:table-row>
        <table:table-row table:style-name="ro1">
          <table:table-cell table:style-name="ce2" office:value-type="string" calcext:value-type="string">
            <text:p>@123567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['2010/7/17', '2010/10/28', '2013/5/2', '2016/3/29', '2016/5/14', '2019/11/26', '2020/11/24']</text:p>
          </table:table-cell>
        </table:table-row>
        <table:table-row table:style-name="ro1">
          <table:table-cell table:style-name="ce2" office:value-type="string" calcext:value-type="string">
            <text:p>@2345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7/6', '2013/3/14', '2016/8/13', '2020/8/27', '2020/9/17', '2021/2/23']</text:p>
          </table:table-cell>
        </table:table-row>
        <table:table-row table:style-name="ro1">
          <table:table-cell table:style-name="ce2" office:value-type="string" calcext:value-type="string">
            <text:p>@0235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1/4/12', '2014/7/22', '2016/3/12', '2019/7/25', '2020/1/18', '2021/4/1']</text:p>
          </table:table-cell>
        </table:table-row>
        <table:table-row table:style-name="ro1">
          <table:table-cell table:style-name="ce2" office:value-type="string" calcext:value-type="string">
            <text:p>@01245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8/22', '2010/11/25', '2014/1/30', '2016/1/16', '2016/10/1', '2022/7/28']</text:p>
          </table:table-cell>
        </table:table-row>
        <table:table-row table:style-name="ro1">
          <table:table-cell table:style-name="ce2" office:value-type="string" calcext:value-type="string">
            <text:p>@013457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12/3', '2012/6/14', '2018/2/17', '2018/4/3', '2018/12/6', '2022/11/3']</text:p>
          </table:table-cell>
        </table:table-row>
        <table:table-row table:style-name="ro1">
          <table:table-cell table:style-name="ce2" office:value-type="string" calcext:value-type="string">
            <text:p>@12567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4/21', '2012/12/20', '2014/1/28', '2019/11/23', '2021/9/25', '2022/4/16']</text:p>
          </table:table-cell>
        </table:table-row>
        <table:table-row table:style-name="ro1">
          <table:table-cell table:style-name="ce2" office:value-type="string" calcext:value-type="string">
            <text:p>@034567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4/17', '2012/9/29', '2016/6/6', '2020/7/16', '2021/2/11', '2022/1/3']</text:p>
          </table:table-cell>
        </table:table-row>
        <table:table-row table:style-name="ro1">
          <table:table-cell table:style-name="ce2" office:value-type="string" calcext:value-type="string">
            <text:p>@0123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3/12', '2013/3/19', '2017/2/23', '2020/9/24', '2021/1/5', '2021/9/7']</text:p>
          </table:table-cell>
        </table:table-row>
        <table:table-row table:style-name="ro1">
          <table:table-cell table:style-name="ce2" office:value-type="string" calcext:value-type="string">
            <text:p>@13457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3/7', '2012/2/9', '2012/5/26', '2013/5/14', '2017/10/7', '2020/3/7']</text:p>
          </table:table-cell>
        </table:table-row>
        <table:table-row table:style-name="ro1">
          <table:table-cell table:style-name="ce2" office:value-type="string" calcext:value-type="string">
            <text:p>@123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2/20', '2011/2/12', '2012/4/21', '2020/5/28', '2020/9/8', '2022/1/29']</text:p>
          </table:table-cell>
        </table:table-row>
        <table:table-row table:style-name="ro1">
          <table:table-cell table:style-name="ce2" office:value-type="string" calcext:value-type="string">
            <text:p>@024567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11/23', '2012/6/28', '2012/7/12', '2018/1/20', '2019/7/4', '2021/7/3']</text:p>
          </table:table-cell>
        </table:table-row>
        <table:table-row table:style-name="ro1">
          <table:table-cell table:style-name="ce2" office:value-type="string" calcext:value-type="string">
            <text:p>@014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2/25', '2013/4/11', '2013/11/5', '2016/5/17', '2017/3/18', '2017/5/18']</text:p>
          </table:table-cell>
        </table:table-row>
        <table:table-row table:style-name="ro1">
          <table:table-cell table:style-name="ce2" office:value-type="string" calcext:value-type="string">
            <text:p>@023456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4/13', '2015/9/19', '2016/7/5', '2019/2/9', '2020/12/19', '2022/7/23']</text:p>
          </table:table-cell>
        </table:table-row>
        <table:table-row table:style-name="ro1">
          <table:table-cell table:style-name="ce2" office:value-type="string" calcext:value-type="string">
            <text:p>@123457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1/20', '2013/8/24', '2016/3/22', '2017/1/3', '2018/4/17', '2021/6/1']</text:p>
          </table:table-cell>
        </table:table-row>
        <table:table-row table:style-name="ro1">
          <table:table-cell table:style-name="ce2" office:value-type="string" calcext:value-type="string">
            <text:p>@012345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8/27', '2010/7/10', '2010/9/4', '2016/7/7', '2017/3/14', '2021/10/16']</text:p>
          </table:table-cell>
        </table:table-row>
        <table:table-row table:style-name="ro1">
          <table:table-cell table:style-name="ce2" office:value-type="string" calcext:value-type="string">
            <text:p>@012345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0/2/6', '2011/2/8', '2011/3/5', '2011/11/17', '2017/8/10', '2017/12/28']</text:p>
          </table:table-cell>
        </table:table-row>
        <table:table-row table:style-name="ro1">
          <table:table-cell table:style-name="ce2" office:value-type="string" calcext:value-type="string">
            <text:p>@012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7/23', '2011/8/20', '2013/11/23', '2020/11/7', '2020/11/28', '2021/10/21']</text:p>
          </table:table-cell>
        </table:table-row>
        <table:table-row table:style-name="ro1">
          <table:table-cell table:style-name="ce2" office:value-type="string" calcext:value-type="string">
            <text:p>@0135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1/8/11', '2012/7/26', '2014/5/17', '2016/8/11', '2016/12/15', '2020/1/25']</text:p>
          </table:table-cell>
        </table:table-row>
        <table:table-row table:style-name="ro1">
          <table:table-cell table:style-name="ce2" office:value-type="string" calcext:value-type="string">
            <text:p>@14567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7/7', '2010/1/19', '2010/8/5', '2014/6/21', '2018/5/5', '2018/12/20']</text:p>
          </table:table-cell>
        </table:table-row>
        <table:table-row table:style-name="ro1">
          <table:table-cell table:style-name="ce2" office:value-type="string" calcext:value-type="string">
            <text:p>@01245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3/2/26', '2016/5/12', '2016/7/19', '2017/7/1', '2017/8/1', '2022/8/6']</text:p>
          </table:table-cell>
        </table:table-row>
        <table:table-row table:style-name="ro1">
          <table:table-cell table:style-name="ce2" office:value-type="string" calcext:value-type="string">
            <text:p>@012567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9/15', '2011/5/14', '2013/8/31', '2014/9/13', '2016/12/3', '2020/2/22']</text:p>
          </table:table-cell>
        </table:table-row>
        <table:table-row table:style-name="ro1">
          <table:table-cell table:style-name="ce2" office:value-type="string" calcext:value-type="string">
            <text:p>@2457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10/17', '2011/7/12', '2012/7/24', '2014/1/14', '2014/10/25', '2015/8/29']</text:p>
          </table:table-cell>
        </table:table-row>
        <table:table-row table:style-name="ro1">
          <table:table-cell table:style-name="ce2" office:value-type="string" calcext:value-type="string">
            <text:p>@0124568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6/9/17', '2016/11/10', '2018/11/10', '2019/5/7', '2020/11/5', '2021/10/14']</text:p>
          </table:table-cell>
        </table:table-row>
        <table:table-row table:style-name="ro1">
          <table:table-cell table:style-name="ce2" office:value-type="string" calcext:value-type="string">
            <text:p>@0123467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1/2/1', '2011/6/3', '2012/9/1', '2013/12/17', '2017/5/25', '2017/8/12']</text:p>
          </table:table-cell>
        </table:table-row>
        <table:table-row table:style-name="ro1">
          <table:table-cell table:style-name="ce2" office:value-type="string" calcext:value-type="string">
            <text:p>@023567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09/12/9', '2010/4/8', '2014/4/1', '2018/5/26', '2019/3/21', '2019/11/21']</text:p>
          </table:table-cell>
        </table:table-row>
        <table:table-row table:style-name="ro1">
          <table:table-cell table:style-name="ce2" office:value-type="string" calcext:value-type="string">
            <text:p>@0135678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5/5/28', '2017/11/11', '2018/3/27', '2020/6/27', '2020/10/8', '2020/11/12']</text:p>
          </table:table-cell>
        </table:table-row>
        <table:table-row table:style-name="ro1">
          <table:table-cell table:style-name="ce2" office:value-type="string" calcext:value-type="string">
            <text:p>@123567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['2012/9/15', '2013/4/23', '2015/8/8', '2016/10/11', '2017/11/16', '2019/2/26']</text:p>
          </table:table-cell>
        </table:table-row>
        <table:table-row table:style-name="ro1">
          <table:table-cell table:style-name="ce2" office:value-type="string" calcext:value-type="string">
            <text:p>@012346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3/3/9', '2013/5/18', '2016/4/28', '2018/2/24', '2022/6/21']</text:p>
          </table:table-cell>
        </table:table-row>
        <table:table-row table:style-name="ro1">
          <table:table-cell table:style-name="ce2" office:value-type="string" calcext:value-type="string">
            <text:p>@02346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0/6/3', '2012/2/11', '2014/3/25', '2019/5/21', '2021/4/17']</text:p>
          </table:table-cell>
        </table:table-row>
        <table:table-row table:style-name="ro1">
          <table:table-cell table:style-name="ce2" office:value-type="string" calcext:value-type="string">
            <text:p>@134567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0/10/16', '2019/11/12', '2020/6/18', '2021/12/18', '2022/11/8']</text:p>
          </table:table-cell>
        </table:table-row>
        <table:table-row table:style-name="ro1">
          <table:table-cell table:style-name="ce2" office:value-type="string" calcext:value-type="string">
            <text:p>@2345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5/23', '2009/10/10', '2014/7/8', '2016/2/20', '2020/12/28']</text:p>
          </table:table-cell>
        </table:table-row>
        <table:table-row table:style-name="ro1">
          <table:table-cell table:style-name="ce2" office:value-type="string" calcext:value-type="string">
            <text:p>@02345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0/7/13', '2011/3/22', '2012/12/22', '2015/7/11', '2015/10/8']</text:p>
          </table:table-cell>
        </table:table-row>
        <table:table-row table:style-name="ro1">
          <table:table-cell table:style-name="ce2" office:value-type="string" calcext:value-type="string">
            <text:p>@01346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2/6/26', '2015/8/20', '2016/9/6', '2019/7/27', '2020/9/26']</text:p>
          </table:table-cell>
        </table:table-row>
        <table:table-row table:style-name="ro1">
          <table:table-cell table:style-name="ce2" office:value-type="string" calcext:value-type="string">
            <text:p>@1237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4/3/22', '2017/1/5', '2017/3/7', '2017/10/28', '2018/5/3']</text:p>
          </table:table-cell>
        </table:table-row>
        <table:table-row table:style-name="ro1">
          <table:table-cell table:style-name="ce2" office:value-type="string" calcext:value-type="string">
            <text:p>@023456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4/14', '2012/9/4', '2017/7/8', '2021/1/14', '2022/1/10']</text:p>
          </table:table-cell>
        </table:table-row>
        <table:table-row table:style-name="ro1">
          <table:table-cell table:style-name="ce2" office:value-type="string" calcext:value-type="string">
            <text:p>@02347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0/5/15', '2012/3/8', '2014/6/10', '2021/6/17', '2022/10/27']</text:p>
          </table:table-cell>
        </table:table-row>
        <table:table-row table:style-name="ro1">
          <table:table-cell table:style-name="ce2" office:value-type="string" calcext:value-type="string">
            <text:p>@012457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12/31', '2011/12/1', '2013/3/30', '2018/11/8', '2019/9/14']</text:p>
          </table:table-cell>
        </table:table-row>
        <table:table-row table:style-name="ro1">
          <table:table-cell table:style-name="ce2" office:value-type="string" calcext:value-type="string">
            <text:p>@01457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11/7', '2012/12/6', '2013/8/29', '2015/5/12', '2021/5/18']</text:p>
          </table:table-cell>
        </table:table-row>
        <table:table-row table:style-name="ro1">
          <table:table-cell table:style-name="ce2" office:value-type="string" calcext:value-type="string">
            <text:p>@0123467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7/28', '2011/12/27', '2014/12/13', '2015/10/15', '2022/6/7']</text:p>
          </table:table-cell>
        </table:table-row>
        <table:table-row table:style-name="ro1">
          <table:table-cell table:style-name="ce2" office:value-type="string" calcext:value-type="string">
            <text:p>@03456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1/7/26', '2021/5/4', '2021/5/8', '2022/1/27', '2022/6/14']</text:p>
          </table:table-cell>
        </table:table-row>
        <table:table-row table:style-name="ro1">
          <table:table-cell table:style-name="ce2" office:value-type="string" calcext:value-type="string">
            <text:p>@02357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5/16', '2012/2/21', '2017/5/16', '2018/3/17', '2020/1/16']</text:p>
          </table:table-cell>
        </table:table-row>
        <table:table-row table:style-name="ro1">
          <table:table-cell table:style-name="ce2" office:value-type="string" calcext:value-type="string">
            <text:p>@0134567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3/5/7', '2013/6/13', '2015/1/27', '2019/6/22', '2021/2/6']</text:p>
          </table:table-cell>
        </table:table-row>
        <table:table-row table:style-name="ro1">
          <table:table-cell table:style-name="ce2" office:value-type="string" calcext:value-type="string">
            <text:p>@1236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6/10/27', '2017/9/5', '2019/1/12', '2019/6/18', '2021/7/10']</text:p>
          </table:table-cell>
        </table:table-row>
        <table:table-row table:style-name="ro1">
          <table:table-cell table:style-name="ce2" office:value-type="string" calcext:value-type="string">
            <text:p>@23578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6/23', '2011/9/10', '2017/8/31', '2018/3/1', '2021/5/6']</text:p>
          </table:table-cell>
        </table:table-row>
        <table:table-row table:style-name="ro1">
          <table:table-cell table:style-name="ce2" office:value-type="string" calcext:value-type="string">
            <text:p>@024567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8/11', '2014/4/19', '2014/5/5', '2016/1/5', '2022/10/13']</text:p>
          </table:table-cell>
        </table:table-row>
        <table:table-row table:style-name="ro1">
          <table:table-cell table:style-name="ce2" office:value-type="string" calcext:value-type="string">
            <text:p>@12345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09/5/2', '2015/12/28', '2016/4/5', '2019/10/26', '2019/11/9']</text:p>
          </table:table-cell>
        </table:table-row>
        <table:table-row table:style-name="ro1">
          <table:table-cell table:style-name="ce2" office:value-type="string" calcext:value-type="string">
            <text:p>@012367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2/7/3', '2014/11/25', '2015/9/24', '2017/2/16', '2020/12/1']</text:p>
          </table:table-cell>
        </table:table-row>
        <table:table-row table:style-name="ro1">
          <table:table-cell table:style-name="ce2" office:value-type="string" calcext:value-type="string">
            <text:p>@012456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['2011/9/1', '2017/12/9', '2019/3/7', '2021/12/30', '2022/5/12']</text:p>
          </table:table-cell>
        </table:table-row>
        <table:table-row table:style-name="ro1">
          <table:table-cell table:style-name="ce2" office:value-type="string" calcext:value-type="string">
            <text:p>@2346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12/27', '2016/3/26', '2017/11/7', '2018/12/27']</text:p>
          </table:table-cell>
        </table:table-row>
        <table:table-row table:style-name="ro1">
          <table:table-cell table:style-name="ce2" office:value-type="string" calcext:value-type="string">
            <text:p>@01347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4/1/16', '2014/6/5', '2021/8/19', '2022/3/3']</text:p>
          </table:table-cell>
        </table:table-row>
        <table:table-row table:style-name="ro1">
          <table:table-cell table:style-name="ce2" office:value-type="string" calcext:value-type="string">
            <text:p>@0135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12/2', '2014/9/20', '2019/10/19', '2021/4/3']</text:p>
          </table:table-cell>
        </table:table-row>
        <table:table-row table:style-name="ro1">
          <table:table-cell table:style-name="ce2" office:value-type="string" calcext:value-type="string">
            <text:p>@13456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3/11/16', '2016/9/10', '2017/10/12', '2018/10/13']</text:p>
          </table:table-cell>
        </table:table-row>
        <table:table-row table:style-name="ro1">
          <table:table-cell table:style-name="ce2" office:value-type="string" calcext:value-type="string">
            <text:p>@0134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7/1', '2013/2/5', '2021/2/9', '2021/12/28']</text:p>
          </table:table-cell>
        </table:table-row>
        <table:table-row table:style-name="ro1">
          <table:table-cell table:style-name="ce2" office:value-type="string" calcext:value-type="string">
            <text:p>@01235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2/26', '2012/10/25', '2014/2/13', '2022/1/22']</text:p>
          </table:table-cell>
        </table:table-row>
        <table:table-row table:style-name="ro1">
          <table:table-cell table:style-name="ce2" office:value-type="string" calcext:value-type="string">
            <text:p>@02345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3/3', '2013/11/26', '2017/7/25', '2018/2/8']</text:p>
          </table:table-cell>
        </table:table-row>
        <table:table-row table:style-name="ro1">
          <table:table-cell table:style-name="ce2" office:value-type="string" calcext:value-type="string">
            <text:p>@3467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3/6/6', '2017/3/11', '2017/8/14', '2019/12/17']</text:p>
          </table:table-cell>
        </table:table-row>
        <table:table-row table:style-name="ro1">
          <table:table-cell table:style-name="ce2" office:value-type="string" calcext:value-type="string">
            <text:p>@0136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8/14', '2015/1/13', '2018/12/18', '2019/11/2']</text:p>
          </table:table-cell>
        </table:table-row>
        <table:table-row table:style-name="ro1">
          <table:table-cell table:style-name="ce2" office:value-type="string" calcext:value-type="string">
            <text:p>@023457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3/31', '2011/5/19', '2013/9/14', '2020/1/4']</text:p>
          </table:table-cell>
        </table:table-row>
        <table:table-row table:style-name="ro1">
          <table:table-cell table:style-name="ce2" office:value-type="string" calcext:value-type="string">
            <text:p>@0134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6/10/13', '2017/4/22', '2019/3/2', '2020/8/20']</text:p>
          </table:table-cell>
        </table:table-row>
        <table:table-row table:style-name="ro1">
          <table:table-cell table:style-name="ce2" office:value-type="string" calcext:value-type="string">
            <text:p>@0235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8/10/11', '2019/12/21', '2020/2/20', '2021/5/11']</text:p>
          </table:table-cell>
        </table:table-row>
        <table:table-row table:style-name="ro1">
          <table:table-cell table:style-name="ce2" office:value-type="string" calcext:value-type="string">
            <text:p>@01234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5/5', '2016/3/1', '2016/6/30', '2018/6/12']</text:p>
          </table:table-cell>
        </table:table-row>
        <table:table-row table:style-name="ro1">
          <table:table-cell table:style-name="ce2" office:value-type="string" calcext:value-type="string">
            <text:p>@01345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3/2', '2016/6/21', '2022/8/27', '2022/9/20']</text:p>
          </table:table-cell>
        </table:table-row>
        <table:table-row table:style-name="ro1">
          <table:table-cell table:style-name="ce2" office:value-type="string" calcext:value-type="string">
            <text:p>@0245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3/9', '2010/6/17', '2010/11/11', '2014/11/6']</text:p>
          </table:table-cell>
        </table:table-row>
        <table:table-row table:style-name="ro1">
          <table:table-cell table:style-name="ce2" office:value-type="string" calcext:value-type="string">
            <text:p>@2345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10/29', '2010/9/18', '2015/11/17', '2017/12/14']</text:p>
          </table:table-cell>
        </table:table-row>
        <table:table-row table:style-name="ro1">
          <table:table-cell table:style-name="ce2" office:value-type="string" calcext:value-type="string">
            <text:p>@02456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9/30', '2010/10/30', '2012/8/7', '2014/5/15']</text:p>
          </table:table-cell>
        </table:table-row>
        <table:table-row table:style-name="ro1">
          <table:table-cell table:style-name="ce2" office:value-type="string" calcext:value-type="string">
            <text:p>@02346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2/2', '2015/6/23', '2019/8/24', '2019/12/31']</text:p>
          </table:table-cell>
        </table:table-row>
        <table:table-row table:style-name="ro1">
          <table:table-cell table:style-name="ce2" office:value-type="string" calcext:value-type="string">
            <text:p>@1256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11/3', '2012/5/31', '2014/7/17', '2016/3/10']</text:p>
          </table:table-cell>
        </table:table-row>
        <table:table-row table:style-name="ro1">
          <table:table-cell table:style-name="ce2" office:value-type="string" calcext:value-type="string">
            <text:p>@03456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10/15', '2015/12/15', '2016/10/25', '2017/3/25']</text:p>
          </table:table-cell>
        </table:table-row>
        <table:table-row table:style-name="ro1">
          <table:table-cell table:style-name="ce2" office:value-type="string" calcext:value-type="string">
            <text:p>@0125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2/11/22', '2014/8/7', '2019/2/28', '2020/3/19']</text:p>
          </table:table-cell>
        </table:table-row>
        <table:table-row table:style-name="ro1">
          <table:table-cell table:style-name="ce2" office:value-type="string" calcext:value-type="string">
            <text:p>@0345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7/30', '2018/11/5', '2019/3/28', '2021/6/24']</text:p>
          </table:table-cell>
        </table:table-row>
        <table:table-row table:style-name="ro1">
          <table:table-cell table:style-name="ce2" office:value-type="string" calcext:value-type="string">
            <text:p>@134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9/10', '2011/8/13', '2013/3/16', '2015/9/3']</text:p>
          </table:table-cell>
        </table:table-row>
        <table:table-row table:style-name="ro1">
          <table:table-cell table:style-name="ce2" office:value-type="string" calcext:value-type="string">
            <text:p>@145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8/7', '2012/7/5', '2017/6/10', '2018/3/31']</text:p>
          </table:table-cell>
        </table:table-row>
        <table:table-row table:style-name="ro1">
          <table:table-cell table:style-name="ce2" office:value-type="string" calcext:value-type="string">
            <text:p>@0124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4/23', '2011/1/3', '2014/6/28', '2019/10/22']</text:p>
          </table:table-cell>
        </table:table-row>
        <table:table-row table:style-name="ro1">
          <table:table-cell table:style-name="ce2" office:value-type="string" calcext:value-type="string">
            <text:p>@0124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4/7/31', '2015/6/18', '2018/10/25', '2019/2/12']</text:p>
          </table:table-cell>
        </table:table-row>
        <table:table-row table:style-name="ro1">
          <table:table-cell table:style-name="ce2" office:value-type="string" calcext:value-type="string">
            <text:p>@123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1/11', '2014/1/23', '2018/5/22', '2022/6/30']</text:p>
          </table:table-cell>
        </table:table-row>
        <table:table-row table:style-name="ro1">
          <table:table-cell table:style-name="ce2" office:value-type="string" calcext:value-type="string">
            <text:p>@0125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10/8', '2012/1/7', '2020/12/7', '2021/8/12']</text:p>
          </table:table-cell>
        </table:table-row>
        <table:table-row table:style-name="ro1">
          <table:table-cell table:style-name="ce2" office:value-type="string" calcext:value-type="string">
            <text:p>@1256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7/5', '2011/11/22', '2013/4/27', '2018/2/20']</text:p>
          </table:table-cell>
        </table:table-row>
        <table:table-row table:style-name="ro1">
          <table:table-cell table:style-name="ce2" office:value-type="string" calcext:value-type="string">
            <text:p>@0125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8/6', '2013/11/7', '2016/10/6', '2019/4/16']</text:p>
          </table:table-cell>
        </table:table-row>
        <table:table-row table:style-name="ro1">
          <table:table-cell table:style-name="ce2" office:value-type="string" calcext:value-type="string">
            <text:p>@245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2/7/21', '2014/7/19', '2015/11/19', '2022/4/9']</text:p>
          </table:table-cell>
        </table:table-row>
        <table:table-row table:style-name="ro1">
          <table:table-cell table:style-name="ce2" office:value-type="string" calcext:value-type="string">
            <text:p>@01356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11/2', '2017/9/28', '2021/6/22', '2021/8/21']</text:p>
          </table:table-cell>
        </table:table-row>
        <table:table-row table:style-name="ro1">
          <table:table-cell table:style-name="ce2" office:value-type="string" calcext:value-type="string">
            <text:p>@012467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2/11/20', '2014/2/6', '2020/7/11', '2021/10/2']</text:p>
          </table:table-cell>
        </table:table-row>
        <table:table-row table:style-name="ro1">
          <table:table-cell table:style-name="ce2" office:value-type="string" calcext:value-type="string">
            <text:p>@126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5/5/26', '2017/1/7', '2019/1/26', '2021/6/8']</text:p>
          </table:table-cell>
        </table:table-row>
        <table:table-row table:style-name="ro1">
          <table:table-cell table:style-name="ce2" office:value-type="string" calcext:value-type="string">
            <text:p>@13567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2/3/13', '2013/11/28', '2016/12/29', '2019/3/12']</text:p>
          </table:table-cell>
        </table:table-row>
        <table:table-row table:style-name="ro1">
          <table:table-cell table:style-name="ce2" office:value-type="string" calcext:value-type="string">
            <text:p>@012456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1/13', '2013/1/3', '2014/8/26', '2015/1/8']</text:p>
          </table:table-cell>
        </table:table-row>
        <table:table-row table:style-name="ro1">
          <table:table-cell table:style-name="ce2" office:value-type="string" calcext:value-type="string">
            <text:p>@012356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09/11/26', '2011/6/9', '2016/12/1', '2019/2/19']</text:p>
          </table:table-cell>
        </table:table-row>
        <table:table-row table:style-name="ro1">
          <table:table-cell table:style-name="ce2" office:value-type="string" calcext:value-type="string">
            <text:p>@14578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1/2/10', '2011/6/16', '2015/3/21', '2019/4/6']</text:p>
          </table:table-cell>
        </table:table-row>
        <table:table-row table:style-name="ro1">
          <table:table-cell table:style-name="ce2" office:value-type="string" calcext:value-type="string">
            <text:p>@245678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['2010/3/11', '2013/10/5', '2016/9/20', '2018/1/27']</text:p>
          </table:table-cell>
        </table:table-row>
        <table:table-row table:style-name="ro1">
          <table:table-cell table:style-name="ce2" office:value-type="string" calcext:value-type="string">
            <text:p>@014567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4/27', '2015/4/28', '2017/8/5']</text:p>
          </table:table-cell>
        </table:table-row>
        <table:table-row table:style-name="ro1">
          <table:table-cell table:style-name="ce2" office:value-type="string" calcext:value-type="string">
            <text:p>@01256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3/28', '2013/2/23', '2018/6/5']</text:p>
          </table:table-cell>
        </table:table-row>
        <table:table-row table:style-name="ro1">
          <table:table-cell table:style-name="ce2" office:value-type="string" calcext:value-type="string">
            <text:p>@01256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5/6/9', '2015/9/22', '2019/4/11']</text:p>
          </table:table-cell>
        </table:table-row>
        <table:table-row table:style-name="ro1">
          <table:table-cell table:style-name="ce2" office:value-type="string" calcext:value-type="string">
            <text:p>@3456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5/26', '2013/12/14', '2021/8/28']</text:p>
          </table:table-cell>
        </table:table-row>
        <table:table-row table:style-name="ro1">
          <table:table-cell table:style-name="ce2" office:value-type="string" calcext:value-type="string">
            <text:p>@1256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10/22', '2012/4/26', '2014/12/23']</text:p>
          </table:table-cell>
        </table:table-row>
        <table:table-row table:style-name="ro1">
          <table:table-cell table:style-name="ce2" office:value-type="string" calcext:value-type="string">
            <text:p>@3456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4/3/18', '2018/2/27', '2019/10/15']</text:p>
          </table:table-cell>
        </table:table-row>
        <table:table-row table:style-name="ro1">
          <table:table-cell table:style-name="ce2" office:value-type="string" calcext:value-type="string">
            <text:p>@0135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0/8/10', '2018/2/13', '2021/1/2']</text:p>
          </table:table-cell>
        </table:table-row>
        <table:table-row table:style-name="ro1">
          <table:table-cell table:style-name="ce2" office:value-type="string" calcext:value-type="string">
            <text:p>@1234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4/9', '2014/6/24', '2015/4/23']</text:p>
          </table:table-cell>
        </table:table-row>
        <table:table-row table:style-name="ro1">
          <table:table-cell table:style-name="ce2" office:value-type="string" calcext:value-type="string">
            <text:p>@1345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10/1', '2020/6/25', '2021/6/19']</text:p>
          </table:table-cell>
        </table:table-row>
        <table:table-row table:style-name="ro1">
          <table:table-cell table:style-name="ce2" office:value-type="string" calcext:value-type="string">
            <text:p>@012345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5/3', '2014/7/15', '2020/2/25']</text:p>
          </table:table-cell>
        </table:table-row>
        <table:table-row table:style-name="ro1">
          <table:table-cell table:style-name="ce2" office:value-type="string" calcext:value-type="string">
            <text:p>@15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7/4/11', '2019/4/20', '2020/6/30']</text:p>
          </table:table-cell>
        </table:table-row>
        <table:table-row table:style-name="ro1">
          <table:table-cell table:style-name="ce2" office:value-type="string" calcext:value-type="string">
            <text:p>@015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1/18', '2013/9/3', '2019/3/9']</text:p>
          </table:table-cell>
        </table:table-row>
        <table:table-row table:style-name="ro1">
          <table:table-cell table:style-name="ce2" office:value-type="string" calcext:value-type="string">
            <text:p>@01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7/28', '2015/3/10', '2021/9/4']</text:p>
          </table:table-cell>
        </table:table-row>
        <table:table-row table:style-name="ro1">
          <table:table-cell table:style-name="ce2" office:value-type="string" calcext:value-type="string">
            <text:p>@235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3/8', '2018/10/6', '2018/12/10']</text:p>
          </table:table-cell>
        </table:table-row>
        <table:table-row table:style-name="ro1">
          <table:table-cell table:style-name="ce2" office:value-type="string" calcext:value-type="string">
            <text:p>@025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7/9', '2012/6/19', '2012/12/18']</text:p>
          </table:table-cell>
        </table:table-row>
        <table:table-row table:style-name="ro1">
          <table:table-cell table:style-name="ce2" office:value-type="string" calcext:value-type="string">
            <text:p>@136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8/25', '2015/5/5', '2015/11/10']</text:p>
          </table:table-cell>
        </table:table-row>
        <table:table-row table:style-name="ro1">
          <table:table-cell table:style-name="ce2" office:value-type="string" calcext:value-type="string">
            <text:p>@2347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5/12', '2009/6/3', '2018/7/24']</text:p>
          </table:table-cell>
        </table:table-row>
        <table:table-row table:style-name="ro1">
          <table:table-cell table:style-name="ce2" office:value-type="string" calcext:value-type="string">
            <text:p>@0235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7/14', '2015/3/19', '2019/8/1']</text:p>
          </table:table-cell>
        </table:table-row>
        <table:table-row table:style-name="ro1">
          <table:table-cell table:style-name="ce2" office:value-type="string" calcext:value-type="string">
            <text:p>@023467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3/2/14', '2015/5/19', '2019/8/6']</text:p>
          </table:table-cell>
        </table:table-row>
        <table:table-row table:style-name="ro1">
          <table:table-cell table:style-name="ce2" office:value-type="string" calcext:value-type="string">
            <text:p>@01245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0/7/15', '2015/7/25', '2017/11/25']</text:p>
          </table:table-cell>
        </table:table-row>
        <table:table-row table:style-name="ro1">
          <table:table-cell table:style-name="ce2" office:value-type="string" calcext:value-type="string">
            <text:p>@0356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11/21', '2017/1/21', '2019/9/19']</text:p>
          </table:table-cell>
        </table:table-row>
        <table:table-row table:style-name="ro1">
          <table:table-cell table:style-name="ce2" office:value-type="string" calcext:value-type="string">
            <text:p>@01246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3/6/25', '2020/7/9', '2022/9/17']</text:p>
          </table:table-cell>
        </table:table-row>
        <table:table-row table:style-name="ro1">
          <table:table-cell table:style-name="ce2" office:value-type="string" calcext:value-type="string">
            <text:p>@35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7/4', '2012/5/15', '2022/10/20']</text:p>
          </table:table-cell>
        </table:table-row>
        <table:table-row table:style-name="ro1">
          <table:table-cell table:style-name="ce2" office:value-type="string" calcext:value-type="string">
            <text:p>@124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4/8/5', '2015/9/17', '2022/7/19']</text:p>
          </table:table-cell>
        </table:table-row>
        <table:table-row table:style-name="ro1">
          <table:table-cell table:style-name="ce2" office:value-type="string" calcext:value-type="string">
            <text:p>@1356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5/5/30', '2015/8/25', '2019/5/25']</text:p>
          </table:table-cell>
        </table:table-row>
        <table:table-row table:style-name="ro1">
          <table:table-cell table:style-name="ce2" office:value-type="string" calcext:value-type="string">
            <text:p>@012347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8/9', '2018/12/13', '2022/7/21']</text:p>
          </table:table-cell>
        </table:table-row>
        <table:table-row table:style-name="ro1">
          <table:table-cell table:style-name="ce2" office:value-type="string" calcext:value-type="string">
            <text:p>@14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09/11/24', '2016/8/30', '2022/10/25']</text:p>
          </table:table-cell>
        </table:table-row>
        <table:table-row table:style-name="ro1">
          <table:table-cell table:style-name="ce2" office:value-type="string" calcext:value-type="string">
            <text:p>@01234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6/2/16', '2020/7/25', '2021/4/15']</text:p>
          </table:table-cell>
        </table:table-row>
        <table:table-row table:style-name="ro1">
          <table:table-cell table:style-name="ce2" office:value-type="string" calcext:value-type="string">
            <text:p>@2345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8/11/17', '2019/1/7', '2019/12/3']</text:p>
          </table:table-cell>
        </table:table-row>
        <table:table-row table:style-name="ro1">
          <table:table-cell table:style-name="ce2" office:value-type="string" calcext:value-type="string">
            <text:p>@034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0/9/7', '2019/7/16', '2020/11/14']</text:p>
          </table:table-cell>
        </table:table-row>
        <table:table-row table:style-name="ro1">
          <table:table-cell table:style-name="ce2" office:value-type="string" calcext:value-type="string">
            <text:p>@135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1/3/24', '2015/10/13', '2018/6/14']</text:p>
          </table:table-cell>
        </table:table-row>
        <table:table-row table:style-name="ro1">
          <table:table-cell table:style-name="ce2" office:value-type="string" calcext:value-type="string">
            <text:p>@0256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3/12/31', '2022/5/21', '2022/7/30']</text:p>
          </table:table-cell>
        </table:table-row>
        <table:table-row table:style-name="ro1">
          <table:table-cell table:style-name="ce2" office:value-type="string" calcext:value-type="string">
            <text:p>@0345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0/4/15', '2016/8/2', '2020/2/29']</text:p>
          </table:table-cell>
        </table:table-row>
        <table:table-row table:style-name="ro1">
          <table:table-cell table:style-name="ce2" office:value-type="string" calcext:value-type="string">
            <text:p>@234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7/31', '2018/1/30', '2020/12/3']</text:p>
          </table:table-cell>
        </table:table-row>
        <table:table-row table:style-name="ro1">
          <table:table-cell table:style-name="ce2" office:value-type="string" calcext:value-type="string">
            <text:p>@01235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3/10/12', '2017/10/14', '2020/12/24']</text:p>
          </table:table-cell>
        </table:table-row>
        <table:table-row table:style-name="ro1">
          <table:table-cell table:style-name="ce2" office:value-type="string" calcext:value-type="string">
            <text:p>@34578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3/4/6', '2013/9/10', '2021/6/5']</text:p>
          </table:table-cell>
        </table:table-row>
        <table:table-row table:style-name="ro1">
          <table:table-cell table:style-name="ce2" office:value-type="string" calcext:value-type="string">
            <text:p>@13678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['2012/6/16', '2014/4/5', '2021/11/16']</text:p>
          </table:table-cell>
        </table:table-row>
        <table:table-row table:style-name="ro1">
          <table:table-cell table:style-name="ce2" office:value-type="string" calcext:value-type="string">
            <text:p>@45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1/31', '2015/7/9']</text:p>
          </table:table-cell>
        </table:table-row>
        <table:table-row table:style-name="ro1">
          <table:table-cell table:style-name="ce2" office:value-type="string" calcext:value-type="string">
            <text:p>@034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8/3', '2019/2/14']</text:p>
          </table:table-cell>
        </table:table-row>
        <table:table-row table:style-name="ro1">
          <table:table-cell table:style-name="ce2" office:value-type="string" calcext:value-type="string">
            <text:p>@1235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1/17', '2019/4/30']</text:p>
          </table:table-cell>
        </table:table-row>
        <table:table-row table:style-name="ro1">
          <table:table-cell table:style-name="ce2" office:value-type="string" calcext:value-type="string">
            <text:p>@0345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3/24', '2020/5/9']</text:p>
          </table:table-cell>
        </table:table-row>
        <table:table-row table:style-name="ro1">
          <table:table-cell table:style-name="ce2" office:value-type="string" calcext:value-type="string">
            <text:p>@1345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7/11', '2016/9/22']</text:p>
          </table:table-cell>
        </table:table-row>
        <table:table-row table:style-name="ro1">
          <table:table-cell table:style-name="ce2" office:value-type="string" calcext:value-type="string">
            <text:p>@0145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10/20', '2010/4/20']</text:p>
          </table:table-cell>
        </table:table-row>
        <table:table-row table:style-name="ro1">
          <table:table-cell table:style-name="ce2" office:value-type="string" calcext:value-type="string">
            <text:p>@0145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3/10', '2021/4/27']</text:p>
          </table:table-cell>
        </table:table-row>
        <table:table-row table:style-name="ro1">
          <table:table-cell table:style-name="ce2" office:value-type="string" calcext:value-type="string">
            <text:p>@1456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11/5', '2018/8/2']</text:p>
          </table:table-cell>
        </table:table-row>
        <table:table-row table:style-name="ro1">
          <table:table-cell table:style-name="ce2" office:value-type="string" calcext:value-type="string">
            <text:p>@0134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9/2', '2016/4/19']</text:p>
          </table:table-cell>
        </table:table-row>
        <table:table-row table:style-name="ro1">
          <table:table-cell table:style-name="ce2" office:value-type="string" calcext:value-type="string">
            <text:p>@125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1/29', '2015/6/20']</text:p>
          </table:table-cell>
        </table:table-row>
        <table:table-row table:style-name="ro1">
          <table:table-cell table:style-name="ce2" office:value-type="string" calcext:value-type="string">
            <text:p>@45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4/24', '2018/6/4']</text:p>
          </table:table-cell>
        </table:table-row>
        <table:table-row table:style-name="ro1">
          <table:table-cell table:style-name="ce2" office:value-type="string" calcext:value-type="string">
            <text:p>@145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6/6/25', '2018/5/8']</text:p>
          </table:table-cell>
        </table:table-row>
        <table:table-row table:style-name="ro1">
          <table:table-cell table:style-name="ce2" office:value-type="string" calcext:value-type="string">
            <text:p>@0135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8/19', '2016/4/23']</text:p>
          </table:table-cell>
        </table:table-row>
        <table:table-row table:style-name="ro1">
          <table:table-cell table:style-name="ce2" office:value-type="string" calcext:value-type="string">
            <text:p>@045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6/12/10', '2021/11/20']</text:p>
          </table:table-cell>
        </table:table-row>
        <table:table-row table:style-name="ro1">
          <table:table-cell table:style-name="ce2" office:value-type="string" calcext:value-type="string">
            <text:p>@023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1/12/31', '2017/4/15']</text:p>
          </table:table-cell>
        </table:table-row>
        <table:table-row table:style-name="ro1">
          <table:table-cell table:style-name="ce2" office:value-type="string" calcext:value-type="string">
            <text:p>@03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3/12', '2020/8/11']</text:p>
          </table:table-cell>
        </table:table-row>
        <table:table-row table:style-name="ro1">
          <table:table-cell table:style-name="ce2" office:value-type="string" calcext:value-type="string">
            <text:p>@235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6/25', '2017/9/16']</text:p>
          </table:table-cell>
        </table:table-row>
        <table:table-row table:style-name="ro1">
          <table:table-cell table:style-name="ce2" office:value-type="string" calcext:value-type="string">
            <text:p>@01245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1/6/7', '2011/12/6']</text:p>
          </table:table-cell>
        </table:table-row>
        <table:table-row table:style-name="ro1">
          <table:table-cell table:style-name="ce2" office:value-type="string" calcext:value-type="string">
            <text:p>@024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3/23', '2020/6/23']</text:p>
          </table:table-cell>
        </table:table-row>
        <table:table-row table:style-name="ro1">
          <table:table-cell table:style-name="ce2" office:value-type="string" calcext:value-type="string">
            <text:p>@0145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2/7', '2013/10/17']</text:p>
          </table:table-cell>
        </table:table-row>
        <table:table-row table:style-name="ro1">
          <table:table-cell table:style-name="ce2" office:value-type="string" calcext:value-type="string">
            <text:p>@012345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1/11/19', '2013/11/30']</text:p>
          </table:table-cell>
        </table:table-row>
        <table:table-row table:style-name="ro1">
          <table:table-cell table:style-name="ce2" office:value-type="string" calcext:value-type="string">
            <text:p>@012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9/9/12', '2022/10/6']</text:p>
          </table:table-cell>
        </table:table-row>
        <table:table-row table:style-name="ro1">
          <table:table-cell table:style-name="ce2" office:value-type="string" calcext:value-type="string">
            <text:p>@01234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9/17', '2021/4/24']</text:p>
          </table:table-cell>
        </table:table-row>
        <table:table-row table:style-name="ro1">
          <table:table-cell table:style-name="ce2" office:value-type="string" calcext:value-type="string">
            <text:p>@1356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7/19', '2019/5/30']</text:p>
          </table:table-cell>
        </table:table-row>
        <table:table-row table:style-name="ro1">
          <table:table-cell table:style-name="ce2" office:value-type="string" calcext:value-type="string">
            <text:p>@0124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2/9', '2015/8/27']</text:p>
          </table:table-cell>
        </table:table-row>
        <table:table-row table:style-name="ro1">
          <table:table-cell table:style-name="ce2" office:value-type="string" calcext:value-type="string">
            <text:p>@234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9/9', '2015/12/24']</text:p>
          </table:table-cell>
        </table:table-row>
        <table:table-row table:style-name="ro1">
          <table:table-cell table:style-name="ce2" office:value-type="string" calcext:value-type="string">
            <text:p>@234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4/4/15', '2016/9/13']</text:p>
          </table:table-cell>
        </table:table-row>
        <table:table-row table:style-name="ro1">
          <table:table-cell table:style-name="ce2" office:value-type="string" calcext:value-type="string">
            <text:p>@245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6/23', '2020/2/1']</text:p>
          </table:table-cell>
        </table:table-row>
        <table:table-row table:style-name="ro1">
          <table:table-cell table:style-name="ce2" office:value-type="string" calcext:value-type="string">
            <text:p>@124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1/7', '2018/1/2']</text:p>
          </table:table-cell>
        </table:table-row>
        <table:table-row table:style-name="ro1">
          <table:table-cell table:style-name="ce2" office:value-type="string" calcext:value-type="string">
            <text:p>@012345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1/3/1', '2020/6/6']</text:p>
          </table:table-cell>
        </table:table-row>
        <table:table-row table:style-name="ro1">
          <table:table-cell table:style-name="ce2" office:value-type="string" calcext:value-type="string">
            <text:p>@024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7/4/8', '2022/4/26']</text:p>
          </table:table-cell>
        </table:table-row>
        <table:table-row table:style-name="ro1">
          <table:table-cell table:style-name="ce2" office:value-type="string" calcext:value-type="string">
            <text:p>@01235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11/9', '2018/10/27']</text:p>
          </table:table-cell>
        </table:table-row>
        <table:table-row table:style-name="ro1">
          <table:table-cell table:style-name="ce2" office:value-type="string" calcext:value-type="string">
            <text:p>@0134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2/21', '2009/8/6']</text:p>
          </table:table-cell>
        </table:table-row>
        <table:table-row table:style-name="ro1">
          <table:table-cell table:style-name="ce2" office:value-type="string" calcext:value-type="string">
            <text:p>@04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7/4/1', '2020/9/10']</text:p>
          </table:table-cell>
        </table:table-row>
        <table:table-row table:style-name="ro1">
          <table:table-cell table:style-name="ce2" office:value-type="string" calcext:value-type="string">
            <text:p>@1346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7/29', '2012/3/3']</text:p>
          </table:table-cell>
        </table:table-row>
        <table:table-row table:style-name="ro1">
          <table:table-cell table:style-name="ce2" office:value-type="string" calcext:value-type="string">
            <text:p>@135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12/1', '2018/2/10']</text:p>
          </table:table-cell>
        </table:table-row>
        <table:table-row table:style-name="ro1">
          <table:table-cell table:style-name="ce2" office:value-type="string" calcext:value-type="string">
            <text:p>@1234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5/5', '2015/5/23']</text:p>
          </table:table-cell>
        </table:table-row>
        <table:table-row table:style-name="ro1">
          <table:table-cell table:style-name="ce2" office:value-type="string" calcext:value-type="string">
            <text:p>@24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4/10/16', '2015/7/16']</text:p>
          </table:table-cell>
        </table:table-row>
        <table:table-row table:style-name="ro1">
          <table:table-cell table:style-name="ce2" office:value-type="string" calcext:value-type="string">
            <text:p>@2345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11/13', '2020/5/7']</text:p>
          </table:table-cell>
        </table:table-row>
        <table:table-row table:style-name="ro1">
          <table:table-cell table:style-name="ce2" office:value-type="string" calcext:value-type="string">
            <text:p>@01234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4/10/28', '2018/11/15']</text:p>
          </table:table-cell>
        </table:table-row>
        <table:table-row table:style-name="ro1">
          <table:table-cell table:style-name="ce2" office:value-type="string" calcext:value-type="string">
            <text:p>@014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2/10', '2010/3/13']</text:p>
          </table:table-cell>
        </table:table-row>
        <table:table-row table:style-name="ro1">
          <table:table-cell table:style-name="ce2" office:value-type="string" calcext:value-type="string">
            <text:p>@0123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6/19', '2021/10/23']</text:p>
          </table:table-cell>
        </table:table-row>
        <table:table-row table:style-name="ro1">
          <table:table-cell table:style-name="ce2" office:value-type="string" calcext:value-type="string">
            <text:p>@34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11/12', '2015/4/16']</text:p>
          </table:table-cell>
        </table:table-row>
        <table:table-row table:style-name="ro1">
          <table:table-cell table:style-name="ce2" office:value-type="string" calcext:value-type="string">
            <text:p>@0124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3/26', '2020/12/31']</text:p>
          </table:table-cell>
        </table:table-row>
        <table:table-row table:style-name="ro1">
          <table:table-cell table:style-name="ce2" office:value-type="string" calcext:value-type="string">
            <text:p>@24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2/28', '2016/8/23']</text:p>
          </table:table-cell>
        </table:table-row>
        <table:table-row table:style-name="ro1">
          <table:table-cell table:style-name="ce2" office:value-type="string" calcext:value-type="string">
            <text:p>@02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21/4/10', '2021/10/9']</text:p>
          </table:table-cell>
        </table:table-row>
        <table:table-row table:style-name="ro1">
          <table:table-cell table:style-name="ce2" office:value-type="string" calcext:value-type="string">
            <text:p>@456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6/15', '2018/5/31']</text:p>
          </table:table-cell>
        </table:table-row>
        <table:table-row table:style-name="ro1">
          <table:table-cell table:style-name="ce2" office:value-type="string" calcext:value-type="string">
            <text:p>@0356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12/10', '2010/8/24']</text:p>
          </table:table-cell>
        </table:table-row>
        <table:table-row table:style-name="ro1">
          <table:table-cell table:style-name="ce2" office:value-type="string" calcext:value-type="string">
            <text:p>@0234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2/19', '2010/10/9']</text:p>
          </table:table-cell>
        </table:table-row>
        <table:table-row table:style-name="ro1">
          <table:table-cell table:style-name="ce2" office:value-type="string" calcext:value-type="string">
            <text:p>@2356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5/28', '2018/4/5']</text:p>
          </table:table-cell>
        </table:table-row>
        <table:table-row table:style-name="ro1">
          <table:table-cell table:style-name="ce2" office:value-type="string" calcext:value-type="string">
            <text:p>@235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6/8/18', '2016/12/12']</text:p>
          </table:table-cell>
        </table:table-row>
        <table:table-row table:style-name="ro1">
          <table:table-cell table:style-name="ce2" office:value-type="string" calcext:value-type="string">
            <text:p>@1245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1/15', '2013/6/1']</text:p>
          </table:table-cell>
        </table:table-row>
        <table:table-row table:style-name="ro1">
          <table:table-cell table:style-name="ce2" office:value-type="string" calcext:value-type="string">
            <text:p>@0145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6/6', '2019/1/19']</text:p>
          </table:table-cell>
        </table:table-row>
        <table:table-row table:style-name="ro1">
          <table:table-cell table:style-name="ce2" office:value-type="string" calcext:value-type="string">
            <text:p>@134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10/2', '2018/11/20']</text:p>
          </table:table-cell>
        </table:table-row>
        <table:table-row table:style-name="ro1">
          <table:table-cell table:style-name="ce2" office:value-type="string" calcext:value-type="string">
            <text:p>@0345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3/21', '2019/10/12']</text:p>
          </table:table-cell>
        </table:table-row>
        <table:table-row table:style-name="ro1">
          <table:table-cell table:style-name="ce2" office:value-type="string" calcext:value-type="string">
            <text:p>@013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4/6', '2015/7/2']</text:p>
          </table:table-cell>
        </table:table-row>
        <table:table-row table:style-name="ro1">
          <table:table-cell table:style-name="ce2" office:value-type="string" calcext:value-type="string">
            <text:p>@145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6/10', '2020/12/12']</text:p>
          </table:table-cell>
        </table:table-row>
        <table:table-row table:style-name="ro1">
          <table:table-cell table:style-name="ce2" office:value-type="string" calcext:value-type="string">
            <text:p>@124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5/14', '2015/11/7']</text:p>
          </table:table-cell>
        </table:table-row>
        <table:table-row table:style-name="ro1">
          <table:table-cell table:style-name="ce2" office:value-type="string" calcext:value-type="string">
            <text:p>@234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9/6/15', '2021/11/18']</text:p>
          </table:table-cell>
        </table:table-row>
        <table:table-row table:style-name="ro1">
          <table:table-cell table:style-name="ce2" office:value-type="string" calcext:value-type="string">
            <text:p>@01346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0/5/25', '2014/5/6']</text:p>
          </table:table-cell>
        </table:table-row>
        <table:table-row table:style-name="ro1">
          <table:table-cell table:style-name="ce2" office:value-type="string" calcext:value-type="string">
            <text:p>@0245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11/24', '2017/8/24']</text:p>
          </table:table-cell>
        </table:table-row>
        <table:table-row table:style-name="ro1">
          <table:table-cell table:style-name="ce2" office:value-type="string" calcext:value-type="string">
            <text:p>@1246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5/9/12', '2018/3/24']</text:p>
          </table:table-cell>
        </table:table-row>
        <table:table-row table:style-name="ro1">
          <table:table-cell table:style-name="ce2" office:value-type="string" calcext:value-type="string">
            <text:p>@1235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4/7/3', '2018/3/29']</text:p>
          </table:table-cell>
        </table:table-row>
        <table:table-row table:style-name="ro1">
          <table:table-cell table:style-name="ce2" office:value-type="string" calcext:value-type="string">
            <text:p>@0123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21/1/12', '2022/9/13']</text:p>
          </table:table-cell>
        </table:table-row>
        <table:table-row table:style-name="ro1">
          <table:table-cell table:style-name="ce2" office:value-type="string" calcext:value-type="string">
            <text:p>@01567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20/2/27', '2020/10/3']</text:p>
          </table:table-cell>
        </table:table-row>
        <table:table-row table:style-name="ro1">
          <table:table-cell table:style-name="ce2" office:value-type="string" calcext:value-type="string">
            <text:p>@0156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9/20', '2014/4/24']</text:p>
          </table:table-cell>
        </table:table-row>
        <table:table-row table:style-name="ro1">
          <table:table-cell table:style-name="ce2" office:value-type="string" calcext:value-type="string">
            <text:p>@2345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4/1/21', '2020/7/21']</text:p>
          </table:table-cell>
        </table:table-row>
        <table:table-row table:style-name="ro1">
          <table:table-cell table:style-name="ce2" office:value-type="string" calcext:value-type="string">
            <text:p>@1236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9/6/13', '2019/8/3']</text:p>
          </table:table-cell>
        </table:table-row>
        <table:table-row table:style-name="ro1">
          <table:table-cell table:style-name="ce2" office:value-type="string" calcext:value-type="string">
            <text:p>@01235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3/26', '2017/6/24']</text:p>
          </table:table-cell>
        </table:table-row>
        <table:table-row table:style-name="ro1">
          <table:table-cell table:style-name="ce2" office:value-type="string" calcext:value-type="string">
            <text:p>@123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1/3/18', '2012/12/15']</text:p>
          </table:table-cell>
        </table:table-row>
        <table:table-row table:style-name="ro1">
          <table:table-cell table:style-name="ce2" office:value-type="string" calcext:value-type="string">
            <text:p>@01236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09/7/11', '2012/1/21']</text:p>
          </table:table-cell>
        </table:table-row>
        <table:table-row table:style-name="ro1">
          <table:table-cell table:style-name="ce2" office:value-type="string" calcext:value-type="string">
            <text:p>@01246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2/10/16', '2015/2/17']</text:p>
          </table:table-cell>
        </table:table-row>
        <table:table-row table:style-name="ro1">
          <table:table-cell table:style-name="ce2" office:value-type="string" calcext:value-type="string">
            <text:p>@23456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2/16', '2022/9/27']</text:p>
          </table:table-cell>
        </table:table-row>
        <table:table-row table:style-name="ro1">
          <table:table-cell table:style-name="ce2" office:value-type="string" calcext:value-type="string">
            <text:p>@237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9/1/22', '2021/4/6']</text:p>
          </table:table-cell>
        </table:table-row>
        <table:table-row table:style-name="ro1">
          <table:table-cell table:style-name="ce2" office:value-type="string" calcext:value-type="string">
            <text:p>@1347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13/8/13', '2014/1/18']</text:p>
          </table:table-cell>
        </table:table-row>
        <table:table-row table:style-name="ro1">
          <table:table-cell table:style-name="ce2" office:value-type="string" calcext:value-type="string">
            <text:p>@12348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['2020/10/29', '2021/7/29']</text:p>
          </table:table-cell>
        </table:table-row>
        <table:table-row table:style-name="ro1">
          <table:table-cell table:style-name="ce2" office:value-type="string" calcext:value-type="string">
            <text:p>@234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9/11']</text:p>
          </table:table-cell>
        </table:table-row>
        <table:table-row table:style-name="ro1">
          <table:table-cell table:style-name="ce2" office:value-type="string" calcext:value-type="string">
            <text:p>@012345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11/17']</text:p>
          </table:table-cell>
        </table:table-row>
        <table:table-row table:style-name="ro1">
          <table:table-cell table:style-name="ce2" office:value-type="string" calcext:value-type="string">
            <text:p>@04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1/2']</text:p>
          </table:table-cell>
        </table:table-row>
        <table:table-row table:style-name="ro1">
          <table:table-cell table:style-name="ce2" office:value-type="string" calcext:value-type="string">
            <text:p>@0235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6/26']</text:p>
          </table:table-cell>
        </table:table-row>
        <table:table-row table:style-name="ro1">
          <table:table-cell table:style-name="ce2" office:value-type="string" calcext:value-type="string">
            <text:p>@124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10/1']</text:p>
          </table:table-cell>
        </table:table-row>
        <table:table-row table:style-name="ro1">
          <table:table-cell table:style-name="ce2" office:value-type="string" calcext:value-type="string">
            <text:p>@25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6/27']</text:p>
          </table:table-cell>
        </table:table-row>
        <table:table-row table:style-name="ro1">
          <table:table-cell table:style-name="ce2" office:value-type="string" calcext:value-type="string">
            <text:p>@012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9/19']</text:p>
          </table:table-cell>
        </table:table-row>
        <table:table-row table:style-name="ro1">
          <table:table-cell table:style-name="ce2" office:value-type="string" calcext:value-type="string">
            <text:p>@0123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12/19']</text:p>
          </table:table-cell>
        </table:table-row>
        <table:table-row table:style-name="ro1">
          <table:table-cell table:style-name="ce2" office:value-type="string" calcext:value-type="string">
            <text:p>@2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10/31']</text:p>
          </table:table-cell>
        </table:table-row>
        <table:table-row table:style-name="ro1">
          <table:table-cell table:style-name="ce2" office:value-type="string" calcext:value-type="string">
            <text:p>@0234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2/21']</text:p>
          </table:table-cell>
        </table:table-row>
        <table:table-row table:style-name="ro1">
          <table:table-cell table:style-name="ce2" office:value-type="string" calcext:value-type="string">
            <text:p>@1234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3/15']</text:p>
          </table:table-cell>
        </table:table-row>
        <table:table-row table:style-name="ro1">
          <table:table-cell table:style-name="ce2" office:value-type="string" calcext:value-type="string">
            <text:p>@0134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7/22']</text:p>
          </table:table-cell>
        </table:table-row>
        <table:table-row table:style-name="ro1">
          <table:table-cell table:style-name="ce2" office:value-type="string" calcext:value-type="string">
            <text:p>@0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6/4']</text:p>
          </table:table-cell>
        </table:table-row>
        <table:table-row table:style-name="ro1">
          <table:table-cell table:style-name="ce2" office:value-type="string" calcext:value-type="string">
            <text:p>@0134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9/28']</text:p>
          </table:table-cell>
        </table:table-row>
        <table:table-row table:style-name="ro1">
          <table:table-cell table:style-name="ce2" office:value-type="string" calcext:value-type="string">
            <text:p>@02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3/15']</text:p>
          </table:table-cell>
        </table:table-row>
        <table:table-row table:style-name="ro1">
          <table:table-cell table:style-name="ce2" office:value-type="string" calcext:value-type="string">
            <text:p>@0235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5/5']</text:p>
          </table:table-cell>
        </table:table-row>
        <table:table-row table:style-name="ro1">
          <table:table-cell table:style-name="ce2" office:value-type="string" calcext:value-type="string">
            <text:p>@123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8/1']</text:p>
          </table:table-cell>
        </table:table-row>
        <table:table-row table:style-name="ro1">
          <table:table-cell table:style-name="ce2" office:value-type="string" calcext:value-type="string">
            <text:p>@13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4/2']</text:p>
          </table:table-cell>
        </table:table-row>
        <table:table-row table:style-name="ro1">
          <table:table-cell table:style-name="ce2" office:value-type="string" calcext:value-type="string">
            <text:p>@4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3/27']</text:p>
          </table:table-cell>
        </table:table-row>
        <table:table-row table:style-name="ro1">
          <table:table-cell table:style-name="ce2" office:value-type="string" calcext:value-type="string">
            <text:p>@0123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3/17']</text:p>
          </table:table-cell>
        </table:table-row>
        <table:table-row table:style-name="ro1">
          <table:table-cell table:style-name="ce2" office:value-type="string" calcext:value-type="string">
            <text:p>@0345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5/28']</text:p>
          </table:table-cell>
        </table:table-row>
        <table:table-row table:style-name="ro1">
          <table:table-cell table:style-name="ce2" office:value-type="string" calcext:value-type="string">
            <text:p>@1245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8/8']</text:p>
          </table:table-cell>
        </table:table-row>
        <table:table-row table:style-name="ro1">
          <table:table-cell table:style-name="ce2" office:value-type="string" calcext:value-type="string">
            <text:p>@124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12/21']</text:p>
          </table:table-cell>
        </table:table-row>
        <table:table-row table:style-name="ro1">
          <table:table-cell table:style-name="ce2" office:value-type="string" calcext:value-type="string">
            <text:p>@06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3/5']</text:p>
          </table:table-cell>
        </table:table-row>
        <table:table-row table:style-name="ro1">
          <table:table-cell table:style-name="ce2" office:value-type="string" calcext:value-type="string">
            <text:p>@034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3/30']</text:p>
          </table:table-cell>
        </table:table-row>
        <table:table-row table:style-name="ro1">
          <table:table-cell table:style-name="ce2" office:value-type="string" calcext:value-type="string">
            <text:p>@0236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0/1/7']</text:p>
          </table:table-cell>
        </table:table-row>
        <table:table-row table:style-name="ro1">
          <table:table-cell table:style-name="ce2" office:value-type="string" calcext:value-type="string">
            <text:p>@1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3/6']</text:p>
          </table:table-cell>
        </table:table-row>
        <table:table-row table:style-name="ro1">
          <table:table-cell table:style-name="ce2" office:value-type="string" calcext:value-type="string">
            <text:p>@03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1/15']</text:p>
          </table:table-cell>
        </table:table-row>
        <table:table-row table:style-name="ro1">
          <table:table-cell table:style-name="ce2" office:value-type="string" calcext:value-type="string">
            <text:p>@035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5/14']</text:p>
          </table:table-cell>
        </table:table-row>
        <table:table-row table:style-name="ro1">
          <table:table-cell table:style-name="ce2" office:value-type="string" calcext:value-type="string">
            <text:p>@024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12/1']</text:p>
          </table:table-cell>
        </table:table-row>
        <table:table-row table:style-name="ro1">
          <table:table-cell table:style-name="ce2" office:value-type="string" calcext:value-type="string">
            <text:p>@35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12/16']</text:p>
          </table:table-cell>
        </table:table-row>
        <table:table-row table:style-name="ro1">
          <table:table-cell table:style-name="ce2" office:value-type="string" calcext:value-type="string">
            <text:p>@24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4/10']</text:p>
          </table:table-cell>
        </table:table-row>
        <table:table-row table:style-name="ro1">
          <table:table-cell table:style-name="ce2" office:value-type="string" calcext:value-type="string">
            <text:p>@05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3/25']</text:p>
          </table:table-cell>
        </table:table-row>
        <table:table-row table:style-name="ro1">
          <table:table-cell table:style-name="ce2" office:value-type="string" calcext:value-type="string">
            <text:p>@1234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10/3']</text:p>
          </table:table-cell>
        </table:table-row>
        <table:table-row table:style-name="ro1">
          <table:table-cell table:style-name="ce2" office:value-type="string" calcext:value-type="string">
            <text:p>@123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10/21']</text:p>
          </table:table-cell>
        </table:table-row>
        <table:table-row table:style-name="ro1">
          <table:table-cell table:style-name="ce2" office:value-type="string" calcext:value-type="string">
            <text:p>@014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12/27']</text:p>
          </table:table-cell>
        </table:table-row>
        <table:table-row table:style-name="ro1">
          <table:table-cell table:style-name="ce2" office:value-type="string" calcext:value-type="string">
            <text:p>@34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2/16']</text:p>
          </table:table-cell>
        </table:table-row>
        <table:table-row table:style-name="ro1">
          <table:table-cell table:style-name="ce2" office:value-type="string" calcext:value-type="string">
            <text:p>@1345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8/18']</text:p>
          </table:table-cell>
        </table:table-row>
        <table:table-row table:style-name="ro1">
          <table:table-cell table:style-name="ce2" office:value-type="string" calcext:value-type="string">
            <text:p>@145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12/21']</text:p>
          </table:table-cell>
        </table:table-row>
        <table:table-row table:style-name="ro1">
          <table:table-cell table:style-name="ce2" office:value-type="string" calcext:value-type="string">
            <text:p>@4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0/8/13']</text:p>
          </table:table-cell>
        </table:table-row>
        <table:table-row table:style-name="ro1">
          <table:table-cell table:style-name="ce2" office:value-type="string" calcext:value-type="string">
            <text:p>@256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2/18']</text:p>
          </table:table-cell>
        </table:table-row>
        <table:table-row table:style-name="ro1">
          <table:table-cell table:style-name="ce2" office:value-type="string" calcext:value-type="string">
            <text:p>@34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8/4']</text:p>
          </table:table-cell>
        </table:table-row>
        <table:table-row table:style-name="ro1">
          <table:table-cell table:style-name="ce2" office:value-type="string" calcext:value-type="string">
            <text:p>@0123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9/2']</text:p>
          </table:table-cell>
        </table:table-row>
        <table:table-row table:style-name="ro1">
          <table:table-cell table:style-name="ce2" office:value-type="string" calcext:value-type="string">
            <text:p>@123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2/11']</text:p>
          </table:table-cell>
        </table:table-row>
        <table:table-row table:style-name="ro1">
          <table:table-cell table:style-name="ce2" office:value-type="string" calcext:value-type="string">
            <text:p>@14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11/3']</text:p>
          </table:table-cell>
        </table:table-row>
        <table:table-row table:style-name="ro1">
          <table:table-cell table:style-name="ce2" office:value-type="string" calcext:value-type="string">
            <text:p>@012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7/26']</text:p>
          </table:table-cell>
        </table:table-row>
        <table:table-row table:style-name="ro1">
          <table:table-cell table:style-name="ce2" office:value-type="string" calcext:value-type="string">
            <text:p>@014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2/15']</text:p>
          </table:table-cell>
        </table:table-row>
        <table:table-row table:style-name="ro1">
          <table:table-cell table:style-name="ce2" office:value-type="string" calcext:value-type="string">
            <text:p>@4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9/25']</text:p>
          </table:table-cell>
        </table:table-row>
        <table:table-row table:style-name="ro1">
          <table:table-cell table:style-name="ce2" office:value-type="string" calcext:value-type="string">
            <text:p>@0234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10/6']</text:p>
          </table:table-cell>
        </table:table-row>
        <table:table-row table:style-name="ro1">
          <table:table-cell table:style-name="ce2" office:value-type="string" calcext:value-type="string">
            <text:p>@023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3/22']</text:p>
          </table:table-cell>
        </table:table-row>
        <table:table-row table:style-name="ro1">
          <table:table-cell table:style-name="ce2" office:value-type="string" calcext:value-type="string">
            <text:p>@01234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10/25']</text:p>
          </table:table-cell>
        </table:table-row>
        <table:table-row table:style-name="ro1">
          <table:table-cell table:style-name="ce2" office:value-type="string" calcext:value-type="string">
            <text:p>@34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1/18']</text:p>
          </table:table-cell>
        </table:table-row>
        <table:table-row table:style-name="ro1">
          <table:table-cell table:style-name="ce2" office:value-type="string" calcext:value-type="string">
            <text:p>@0134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10/29']</text:p>
          </table:table-cell>
        </table:table-row>
        <table:table-row table:style-name="ro1">
          <table:table-cell table:style-name="ce2" office:value-type="string" calcext:value-type="string">
            <text:p>@1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1/4']</text:p>
          </table:table-cell>
        </table:table-row>
        <table:table-row table:style-name="ro1">
          <table:table-cell table:style-name="ce2" office:value-type="string" calcext:value-type="string">
            <text:p>@123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5/21']</text:p>
          </table:table-cell>
        </table:table-row>
        <table:table-row table:style-name="ro1">
          <table:table-cell table:style-name="ce2" office:value-type="string" calcext:value-type="string">
            <text:p>@0234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11/27']</text:p>
          </table:table-cell>
        </table:table-row>
        <table:table-row table:style-name="ro1">
          <table:table-cell table:style-name="ce2" office:value-type="string" calcext:value-type="string">
            <text:p>@0134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7/22']</text:p>
          </table:table-cell>
        </table:table-row>
        <table:table-row table:style-name="ro1">
          <table:table-cell table:style-name="ce2" office:value-type="string" calcext:value-type="string">
            <text:p>@2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7/16']</text:p>
          </table:table-cell>
        </table:table-row>
        <table:table-row table:style-name="ro1">
          <table:table-cell table:style-name="ce2" office:value-type="string" calcext:value-type="string">
            <text:p>@013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4/5']</text:p>
          </table:table-cell>
        </table:table-row>
        <table:table-row table:style-name="ro1">
          <table:table-cell table:style-name="ce2" office:value-type="string" calcext:value-type="string">
            <text:p>@01234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5/19']</text:p>
          </table:table-cell>
        </table:table-row>
        <table:table-row table:style-name="ro1">
          <table:table-cell table:style-name="ce2" office:value-type="string" calcext:value-type="string">
            <text:p>@035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3/5']</text:p>
          </table:table-cell>
        </table:table-row>
        <table:table-row table:style-name="ro1">
          <table:table-cell table:style-name="ce2" office:value-type="string" calcext:value-type="string">
            <text:p>@34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5/2']</text:p>
          </table:table-cell>
        </table:table-row>
        <table:table-row table:style-name="ro1">
          <table:table-cell table:style-name="ce2" office:value-type="string" calcext:value-type="string">
            <text:p>@0123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5/24']</text:p>
          </table:table-cell>
        </table:table-row>
        <table:table-row table:style-name="ro1">
          <table:table-cell table:style-name="ce2" office:value-type="string" calcext:value-type="string">
            <text:p>@014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9/29']</text:p>
          </table:table-cell>
        </table:table-row>
        <table:table-row table:style-name="ro1">
          <table:table-cell table:style-name="ce2" office:value-type="string" calcext:value-type="string">
            <text:p>@0234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3/14']</text:p>
          </table:table-cell>
        </table:table-row>
        <table:table-row table:style-name="ro1">
          <table:table-cell table:style-name="ce2" office:value-type="string" calcext:value-type="string">
            <text:p>@1234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1/8']</text:p>
          </table:table-cell>
        </table:table-row>
        <table:table-row table:style-name="ro1">
          <table:table-cell table:style-name="ce2" office:value-type="string" calcext:value-type="string">
            <text:p>@245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8/17']</text:p>
          </table:table-cell>
        </table:table-row>
        <table:table-row table:style-name="ro1">
          <table:table-cell table:style-name="ce2" office:value-type="string" calcext:value-type="string">
            <text:p>@013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7/10']</text:p>
          </table:table-cell>
        </table:table-row>
        <table:table-row table:style-name="ro1">
          <table:table-cell table:style-name="ce2" office:value-type="string" calcext:value-type="string">
            <text:p>@023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4/14']</text:p>
          </table:table-cell>
        </table:table-row>
        <table:table-row table:style-name="ro1">
          <table:table-cell table:style-name="ce2" office:value-type="string" calcext:value-type="string">
            <text:p>@24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1/14']</text:p>
          </table:table-cell>
        </table:table-row>
        <table:table-row table:style-name="ro1">
          <table:table-cell table:style-name="ce2" office:value-type="string" calcext:value-type="string">
            <text:p>@145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12/22']</text:p>
          </table:table-cell>
        </table:table-row>
        <table:table-row table:style-name="ro1">
          <table:table-cell table:style-name="ce2" office:value-type="string" calcext:value-type="string">
            <text:p>@23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1/10']</text:p>
          </table:table-cell>
        </table:table-row>
        <table:table-row table:style-name="ro1">
          <table:table-cell table:style-name="ce2" office:value-type="string" calcext:value-type="string">
            <text:p>@0134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1/7']</text:p>
          </table:table-cell>
        </table:table-row>
        <table:table-row table:style-name="ro1">
          <table:table-cell table:style-name="ce2" office:value-type="string" calcext:value-type="string">
            <text:p>@012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8/16']</text:p>
          </table:table-cell>
        </table:table-row>
        <table:table-row table:style-name="ro1">
          <table:table-cell table:style-name="ce2" office:value-type="string" calcext:value-type="string">
            <text:p>@125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7/6']</text:p>
          </table:table-cell>
        </table:table-row>
        <table:table-row table:style-name="ro1">
          <table:table-cell table:style-name="ce2" office:value-type="string" calcext:value-type="string">
            <text:p>@124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7/14']</text:p>
          </table:table-cell>
        </table:table-row>
        <table:table-row table:style-name="ro1">
          <table:table-cell table:style-name="ce2" office:value-type="string" calcext:value-type="string">
            <text:p>@1234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1/4']</text:p>
          </table:table-cell>
        </table:table-row>
        <table:table-row table:style-name="ro1">
          <table:table-cell table:style-name="ce2" office:value-type="string" calcext:value-type="string">
            <text:p>@0135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5/10']</text:p>
          </table:table-cell>
        </table:table-row>
        <table:table-row table:style-name="ro1">
          <table:table-cell table:style-name="ce2" office:value-type="string" calcext:value-type="string">
            <text:p>@25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2/28']</text:p>
          </table:table-cell>
        </table:table-row>
        <table:table-row table:style-name="ro1">
          <table:table-cell table:style-name="ce2" office:value-type="string" calcext:value-type="string">
            <text:p>@01234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3/12']</text:p>
          </table:table-cell>
        </table:table-row>
        <table:table-row table:style-name="ro1">
          <table:table-cell table:style-name="ce2" office:value-type="string" calcext:value-type="string">
            <text:p>@0345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10/12']</text:p>
          </table:table-cell>
        </table:table-row>
        <table:table-row table:style-name="ro1">
          <table:table-cell table:style-name="ce2" office:value-type="string" calcext:value-type="string">
            <text:p>@4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1/5']</text:p>
          </table:table-cell>
        </table:table-row>
        <table:table-row table:style-name="ro1">
          <table:table-cell table:style-name="ce2" office:value-type="string" calcext:value-type="string">
            <text:p>@124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0/5/16']</text:p>
          </table:table-cell>
        </table:table-row>
        <table:table-row table:style-name="ro1">
          <table:table-cell table:style-name="ce2" office:value-type="string" calcext:value-type="string">
            <text:p>@036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11/24']</text:p>
          </table:table-cell>
        </table:table-row>
        <table:table-row table:style-name="ro1">
          <table:table-cell table:style-name="ce2" office:value-type="string" calcext:value-type="string">
            <text:p>@2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11/22']</text:p>
          </table:table-cell>
        </table:table-row>
        <table:table-row table:style-name="ro1">
          <table:table-cell table:style-name="ce2" office:value-type="string" calcext:value-type="string">
            <text:p>@23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11/29']</text:p>
          </table:table-cell>
        </table:table-row>
        <table:table-row table:style-name="ro1">
          <table:table-cell table:style-name="ce2" office:value-type="string" calcext:value-type="string">
            <text:p>@023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6/30']</text:p>
          </table:table-cell>
        </table:table-row>
        <table:table-row table:style-name="ro1">
          <table:table-cell table:style-name="ce2" office:value-type="string" calcext:value-type="string">
            <text:p>@245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10/10']</text:p>
          </table:table-cell>
        </table:table-row>
        <table:table-row table:style-name="ro1">
          <table:table-cell table:style-name="ce2" office:value-type="string" calcext:value-type="string">
            <text:p>@01345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4/14']</text:p>
          </table:table-cell>
        </table:table-row>
        <table:table-row table:style-name="ro1">
          <table:table-cell table:style-name="ce2" office:value-type="string" calcext:value-type="string">
            <text:p>@235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1/20']</text:p>
          </table:table-cell>
        </table:table-row>
        <table:table-row table:style-name="ro1">
          <table:table-cell table:style-name="ce2" office:value-type="string" calcext:value-type="string">
            <text:p>@0123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5/9']</text:p>
          </table:table-cell>
        </table:table-row>
        <table:table-row table:style-name="ro1">
          <table:table-cell table:style-name="ce2" office:value-type="string" calcext:value-type="string">
            <text:p>@0125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11/12']</text:p>
          </table:table-cell>
        </table:table-row>
        <table:table-row table:style-name="ro1">
          <table:table-cell table:style-name="ce2" office:value-type="string" calcext:value-type="string">
            <text:p>@0123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9/30']</text:p>
          </table:table-cell>
        </table:table-row>
        <table:table-row table:style-name="ro1">
          <table:table-cell table:style-name="ce2" office:value-type="string" calcext:value-type="string">
            <text:p>@0123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7/20']</text:p>
          </table:table-cell>
        </table:table-row>
        <table:table-row table:style-name="ro1">
          <table:table-cell table:style-name="ce2" office:value-type="string" calcext:value-type="string">
            <text:p>@245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0/9/15']</text:p>
          </table:table-cell>
        </table:table-row>
        <table:table-row table:style-name="ro1">
          <table:table-cell table:style-name="ce2" office:value-type="string" calcext:value-type="string">
            <text:p>@0135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6/8']</text:p>
          </table:table-cell>
        </table:table-row>
        <table:table-row table:style-name="ro1">
          <table:table-cell table:style-name="ce2" office:value-type="string" calcext:value-type="string">
            <text:p>@045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2/10/4']</text:p>
          </table:table-cell>
        </table:table-row>
        <table:table-row table:style-name="ro1">
          <table:table-cell table:style-name="ce2" office:value-type="string" calcext:value-type="string">
            <text:p>@012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10/4']</text:p>
          </table:table-cell>
        </table:table-row>
        <table:table-row table:style-name="ro1">
          <table:table-cell table:style-name="ce2" office:value-type="string" calcext:value-type="string">
            <text:p>@356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3/10']</text:p>
          </table:table-cell>
        </table:table-row>
        <table:table-row table:style-name="ro1">
          <table:table-cell table:style-name="ce2" office:value-type="string" calcext:value-type="string">
            <text:p>@013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9/11']</text:p>
          </table:table-cell>
        </table:table-row>
        <table:table-row table:style-name="ro1">
          <table:table-cell table:style-name="ce2" office:value-type="string" calcext:value-type="string">
            <text:p>@145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7/2']</text:p>
          </table:table-cell>
        </table:table-row>
        <table:table-row table:style-name="ro1">
          <table:table-cell table:style-name="ce2" office:value-type="string" calcext:value-type="string">
            <text:p>@124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5/13']</text:p>
          </table:table-cell>
        </table:table-row>
        <table:table-row table:style-name="ro1">
          <table:table-cell table:style-name="ce2" office:value-type="string" calcext:value-type="string">
            <text:p>@0124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11/4']</text:p>
          </table:table-cell>
        </table:table-row>
        <table:table-row table:style-name="ro1">
          <table:table-cell table:style-name="ce2" office:value-type="string" calcext:value-type="string">
            <text:p>@34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6/7']</text:p>
          </table:table-cell>
        </table:table-row>
        <table:table-row table:style-name="ro1">
          <table:table-cell table:style-name="ce2" office:value-type="string" calcext:value-type="string">
            <text:p>@0234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3/20']</text:p>
          </table:table-cell>
        </table:table-row>
        <table:table-row table:style-name="ro1">
          <table:table-cell table:style-name="ce2" office:value-type="string" calcext:value-type="string">
            <text:p>@234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4/4']</text:p>
          </table:table-cell>
        </table:table-row>
        <table:table-row table:style-name="ro1">
          <table:table-cell table:style-name="ce2" office:value-type="string" calcext:value-type="string">
            <text:p>@13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1/31']</text:p>
          </table:table-cell>
        </table:table-row>
        <table:table-row table:style-name="ro1">
          <table:table-cell table:style-name="ce2" office:value-type="string" calcext:value-type="string">
            <text:p>@013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9/27']</text:p>
          </table:table-cell>
        </table:table-row>
        <table:table-row table:style-name="ro1">
          <table:table-cell table:style-name="ce2" office:value-type="string" calcext:value-type="string">
            <text:p>@34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11/7']</text:p>
          </table:table-cell>
        </table:table-row>
        <table:table-row table:style-name="ro1">
          <table:table-cell table:style-name="ce2" office:value-type="string" calcext:value-type="string">
            <text:p>@024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12/11']</text:p>
          </table:table-cell>
        </table:table-row>
        <table:table-row table:style-name="ro1">
          <table:table-cell table:style-name="ce2" office:value-type="string" calcext:value-type="string">
            <text:p>@2456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5/10']</text:p>
          </table:table-cell>
        </table:table-row>
        <table:table-row table:style-name="ro1">
          <table:table-cell table:style-name="ce2" office:value-type="string" calcext:value-type="string">
            <text:p>@04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1/9']</text:p>
          </table:table-cell>
        </table:table-row>
        <table:table-row table:style-name="ro1">
          <table:table-cell table:style-name="ce2" office:value-type="string" calcext:value-type="string">
            <text:p>@134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0/6/29']</text:p>
          </table:table-cell>
        </table:table-row>
        <table:table-row table:style-name="ro1">
          <table:table-cell table:style-name="ce2" office:value-type="string" calcext:value-type="string">
            <text:p>@0123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8/23']</text:p>
          </table:table-cell>
        </table:table-row>
        <table:table-row table:style-name="ro1">
          <table:table-cell table:style-name="ce2" office:value-type="string" calcext:value-type="string">
            <text:p>@1345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8/27']</text:p>
          </table:table-cell>
        </table:table-row>
        <table:table-row table:style-name="ro1">
          <table:table-cell table:style-name="ce2" office:value-type="string" calcext:value-type="string">
            <text:p>@045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6/14']</text:p>
          </table:table-cell>
        </table:table-row>
        <table:table-row table:style-name="ro1">
          <table:table-cell table:style-name="ce2" office:value-type="string" calcext:value-type="string">
            <text:p>@024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4/11/15']</text:p>
          </table:table-cell>
        </table:table-row>
        <table:table-row table:style-name="ro1">
          <table:table-cell table:style-name="ce2" office:value-type="string" calcext:value-type="string">
            <text:p>@0246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5/7/18']</text:p>
          </table:table-cell>
        </table:table-row>
        <table:table-row table:style-name="ro1">
          <table:table-cell table:style-name="ce2" office:value-type="string" calcext:value-type="string">
            <text:p>@14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1/7/1']</text:p>
          </table:table-cell>
        </table:table-row>
        <table:table-row table:style-name="ro1">
          <table:table-cell table:style-name="ce2" office:value-type="string" calcext:value-type="string">
            <text:p>@023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6/3']</text:p>
          </table:table-cell>
        </table:table-row>
        <table:table-row table:style-name="ro1">
          <table:table-cell table:style-name="ce2" office:value-type="string" calcext:value-type="string">
            <text:p>@123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8/30']</text:p>
          </table:table-cell>
        </table:table-row>
        <table:table-row table:style-name="ro1">
          <table:table-cell table:style-name="ce2" office:value-type="string" calcext:value-type="string">
            <text:p>@0124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1/15']</text:p>
          </table:table-cell>
        </table:table-row>
        <table:table-row table:style-name="ro1">
          <table:table-cell table:style-name="ce2" office:value-type="string" calcext:value-type="string">
            <text:p>@2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20/8/17']</text:p>
          </table:table-cell>
        </table:table-row>
        <table:table-row table:style-name="ro1">
          <table:table-cell table:style-name="ce2" office:value-type="string" calcext:value-type="string">
            <text:p>@1234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6/12/31']</text:p>
          </table:table-cell>
        </table:table-row>
        <table:table-row table:style-name="ro1">
          <table:table-cell table:style-name="ce2" office:value-type="string" calcext:value-type="string">
            <text:p>@012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10/18']</text:p>
          </table:table-cell>
        </table:table-row>
        <table:table-row table:style-name="ro1">
          <table:table-cell table:style-name="ce2" office:value-type="string" calcext:value-type="string">
            <text:p>@0345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3/17']</text:p>
          </table:table-cell>
        </table:table-row>
        <table:table-row table:style-name="ro1">
          <table:table-cell table:style-name="ce2" office:value-type="string" calcext:value-type="string">
            <text:p>@24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3/7/6']</text:p>
          </table:table-cell>
        </table:table-row>
        <table:table-row table:style-name="ro1">
          <table:table-cell table:style-name="ce2" office:value-type="string" calcext:value-type="string">
            <text:p>@125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12/27']</text:p>
          </table:table-cell>
        </table:table-row>
        <table:table-row table:style-name="ro1">
          <table:table-cell table:style-name="ce2" office:value-type="string" calcext:value-type="string">
            <text:p>@24567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9/2/7']</text:p>
          </table:table-cell>
        </table:table-row>
        <table:table-row table:style-name="ro1">
          <table:table-cell table:style-name="ce2" office:value-type="string" calcext:value-type="string">
            <text:p>@025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8/3/8']</text:p>
          </table:table-cell>
        </table:table-row>
        <table:table-row table:style-name="ro1">
          <table:table-cell table:style-name="ce2" office:value-type="string" calcext:value-type="string">
            <text:p>@0146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09/5/9']</text:p>
          </table:table-cell>
        </table:table-row>
        <table:table-row table:style-name="ro1">
          <table:table-cell table:style-name="ce2" office:value-type="string" calcext:value-type="string">
            <text:p>@0145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1/11/2']</text:p>
          </table:table-cell>
        </table:table-row>
        <table:table-row table:style-name="ro1">
          <table:table-cell table:style-name="ce2" office:value-type="string" calcext:value-type="string">
            <text:p>@3678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10/9']</text:p>
          </table:table-cell>
        </table:table-row>
        <table:table-row table:style-name="ro1">
          <table:table-cell table:style-name="ce2" office:value-type="string" calcext:value-type="string">
            <text:p>@157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7/7/29']</text:p>
          </table:table-cell>
        </table:table-row>
        <table:table-row table:style-name="ro1">
          <table:table-cell table:style-name="ce2" office:value-type="string" calcext:value-type="string">
            <text:p>@016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['2012/12/11']</text:p>
          </table:table-cell>
        </table:table-row>
        <table:table-row table:style-name="ro1" table:number-rows-repeated="10481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UD.A1:FUD.C44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6T15:27:32.773977878</dc:date>
    <meta:editing-duration>PT3M31S</meta:editing-duration>
    <meta:editing-cycles>2</meta:editing-cycles>
    <meta:generator>LibreOffice/7.3.7.2$Linux_X86_64 LibreOffice_project/30$Build-2</meta:generator>
    <meta:document-statistic meta:table-count="1" meta:cell-count="1335" meta:object-count="0"/>
  </office:meta>
</office:document-meta>
</file>